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D9D9D9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92D050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C000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EF9089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D9D9D9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style:font-name="Arial" style:font-name-asian="Arial" style:font-name-complex="Aria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000000" style:repeat-content="false"/>
      <style:paragraph-properties fo:text-align="start" fo:margin-left="0cm"/>
      <style:text-properties fo:color="#000000"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1">
      <style:table-cell-properties style:vertical-align="top" fo:wrap-option="wra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top"/>
      <style:text-properties fo:color="#0563C1" fo:font-size="11pt" style:font-size-asian="11pt" style:font-size-complex="11pt" style:text-underline-style="solid" style:text-underline-type="single"/>
    </style:style>
    <style:style style:name="ce21" style:family="table-cell" style:parent-style-name="Default" style:data-style-name="N0"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top" fo:background-color="#000000"/>
      <style:text-properties fo:color="#000000" fo:font-size="11pt" style:font-size-asian="11pt" style:font-size-complex="11pt"/>
    </style:style>
    <style:style style:name="ce23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color="#FF0000"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1">
      <style:table-cell-properties style:vertical-align="top" fo:background-color="transparent" style:repeat-content="false"/>
      <style:paragraph-properties fo:text-align="center"/>
      <style:text-properties fo:color="#FF0000" fo:font-size="11pt" style:font-size-asian="11pt" style:font-size-complex="11pt"/>
    </style:style>
    <style:style style:name="ce26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1pt" style:font-size-asian="11pt" style:font-size-complex="11pt"/>
    </style:style>
    <style:style style:name="ce29" style:family="table-cell" style:parent-style-name="Default" style:data-style-name="N19">
      <style:table-cell-properties style:vertical-align="top"/>
      <style:text-properties fo:font-size="11pt" style:font-size-asian="11pt" style:font-size-complex="11pt"/>
    </style:style>
    <style:style style:name="ce30" style:family="table-cell" style:parent-style-name="Default" style:data-style-name="N1">
      <style:table-cell-properties style:vertical-align="top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1">
      <style:table-cell-properties style:vertical-align="to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33" style:family="table-cell" style:parent-style-name="Default" style:data-style-name="N1">
      <style:table-cell-properties style:vertical-align="top" fo:background-color="transparent" style:repeat-content="false"/>
      <style:paragraph-properties fo:text-align="center"/>
      <style:text-properties fo:color="#000000" fo:font-size="11pt" style:font-size-asian="11pt" style:font-size-complex="11pt"/>
    </style:style>
    <style:style style:name="ce34" style:family="table-cell" style:parent-style-name="Default" style:data-style-name="N1">
      <style:table-cell-properties style:vertical-align="to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143125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0.396875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16.642291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wC_English_NEA_Cod_1520-1790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2" table:number-columns-repeated="7" table:default-cell-style-name="ce18"/>
        <table:table-column table:style-name="co4" table:default-cell-style-name="ce19"/>
        <table:table-column table:style-name="co2" table:number-columns-repeated="6" table:default-cell-style-name="ce18"/>
        <table:table-column table:style-name="co5" table:default-cell-style-name="ce28"/>
        <table:table-column table:style-name="co6" table:default-cell-style-name="ce28"/>
        <table:table-column table:style-name="co2" table:number-columns-repeated="4" table:default-cell-style-name="ce18"/>
        <table:table-column table:style-name="co7" table:default-cell-style-name="ce18"/>
        <table:table-column table:style-name="co8" table:default-cell-style-name="ce18"/>
        <table:table-column table:style-name="co5" table:default-cell-style-name="ce18"/>
        <table:table-column table:style-name="co2" table:number-columns-repeated="8" table:default-cell-style-name="ce18"/>
        <table:table-column table:style-name="co9" table:default-cell-style-name="ce22"/>
        <table:table-column table:style-name="co2" table:default-cell-style-name="ce18"/>
        <table:table-column table:style-name="co5" table:default-cell-style-name="ce35"/>
        <table:table-column table:style-name="co2" table:default-cell-style-name="ce35"/>
        <table:table-column table:style-name="co5" table:number-columns-repeated="5" table:default-cell-style-name="ce35"/>
        <table:table-column table:style-name="co1" table:default-cell-style-name="ce26"/>
        <table:table-column table:style-name="co2" table:number-columns-repeated="2" table:default-cell-style-name="ce24"/>
        <table:table-column table:style-name="co2" table:number-columns-repeated="16338" table:default-cell-style-name="ce18"/>
        <table:table-row table:style-name="ro1">
          <table:table-cell office:value-type="string" table:style-name="ce14">
            <text:p>occurrenceID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modified</text:p>
          </table:table-cell>
          <table:table-cell office:value-type="string" table:style-name="ce14">
            <text:p>license</text:p>
          </table:table-cell>
          <table:table-cell office:value-type="string" table:style-name="ce14">
            <text:p>bibliographicCitation</text:p>
          </table:table-cell>
          <table:table-cell office:value-type="string" table:style-name="ce14">
            <text:p>references</text:p>
          </table:table-cell>
          <table:table-cell office:value-type="string" table:style-name="ce14">
            <text:p>institutionCode</text:p>
          </table:table-cell>
          <table:table-cell office:value-type="string" table:style-name="ce14">
            <text:p>collectionCode</text:p>
          </table:table-cell>
          <table:table-cell office:value-type="string" table:style-name="ce14">
            <text:p>datasetName</text:p>
          </table:table-cell>
          <table:table-cell office:value-type="string" table:style-name="ce14">
            <text:p>basisOfRecord</text:p>
          </table:table-cell>
          <table:table-cell office:value-type="string" table:style-name="ce15">
            <text:p>dataGeneralizations</text:p>
          </table:table-cell>
          <table:table-cell office:value-type="string" table:style-name="ce14">
            <text:p>catalogNumber</text:p>
          </table:table-cell>
          <table:table-cell office:value-type="string" table:style-name="ce14">
            <text:p>occurrenceRemarks</text:p>
          </table:table-cell>
          <table:table-cell office:value-type="string" table:style-name="ce14">
            <text:p>recordedBy</text:p>
          </table:table-cell>
          <table:table-cell office:value-type="string" table:style-name="ce14">
            <text:p>organismQuantity</text:p>
          </table:table-cell>
          <table:table-cell office:value-type="string" table:style-name="ce14">
            <text:p>organismQuantityType</text:p>
          </table:table-cell>
          <table:table-cell office:value-type="string" table:style-name="ce14">
            <text:p>occurrenceStatus</text:p>
          </table:table-cell>
          <table:table-cell office:value-type="string" table:style-name="ce27">
            <text:p>eventDate</text:p>
          </table:table-cell>
          <table:table-cell office:value-type="string" table:style-name="ce27">
            <text:p>year</text:p>
          </table:table-cell>
          <table:table-cell office:value-type="string" table:style-name="ce14">
            <text:p>locationID</text:p>
          </table:table-cell>
          <table:table-cell office:value-type="string" table:style-name="ce14">
            <text:p>locality</text:p>
          </table:table-cell>
          <table:table-cell office:value-type="string" table:style-name="ce14">
            <text:p>locationAccordingTo</text:p>
          </table:table-cell>
          <table:table-cell office:value-type="string" table:style-name="ce14">
            <text:p>locationRemarks</text:p>
          </table:table-cell>
          <table:table-cell office:value-type="string" table:style-name="ce14">
            <text:p>decimalLatitude</text:p>
          </table:table-cell>
          <table:table-cell office:value-type="string" table:style-name="ce14">
            <text:p>decimalLongitude</text:p>
          </table:table-cell>
          <table:table-cell office:value-type="string" table:style-name="ce14">
            <text:p>coordinateUncertaintyInMeters</text:p>
          </table:table-cell>
          <table:table-cell office:value-type="string" table:style-name="ce14">
            <text:p>georeferenceRemarks</text:p>
          </table:table-cell>
          <table:table-cell office:value-type="string" table:style-name="ce14">
            <text:p>scientificNameID</text:p>
          </table:table-cell>
          <table:table-cell office:value-type="string" table:style-name="ce14">
            <text:p>scientificName</text:p>
          </table:table-cell>
          <table:table-cell office:value-type="string" table:style-name="ce14">
            <text:p>kingdom</text:p>
          </table:table-cell>
          <table:table-cell office:value-type="string" table:style-name="ce14">
            <text:p>taxonRank</text:p>
          </table:table-cell>
          <table:table-cell office:value-type="string" table:style-name="ce14">
            <text:p>scientificNameAuthorship</text:p>
          </table:table-cell>
          <table:table-cell office:value-type="string" table:style-name="ce14">
            <text:p>vernacularName</text:p>
          </table:table-cell>
          <table:table-cell office:value-type="string" table:style-name="ce14">
            <text:p>identificationRemarks</text:p>
          </table:table-cell>
          <table:table-cell table:style-name="ce16"/>
          <table:table-cell office:value-type="string" table:style-name="ce14">
            <text:p>conversion</text:p>
          </table:table-cell>
          <table:table-cell office:value-type="string" table:style-name="ce30">
            <text:p>numberOfVessels</text:p>
          </table:table-cell>
          <table:table-cell office:value-type="string" table:style-name="ce30">
            <text:p>vesselTonnage</text:p>
          </table:table-cell>
          <table:table-cell office:value-type="string" table:style-name="ce30">
            <text:p>meanVesselTonnage</text:p>
          </table:table-cell>
          <table:table-cell office:value-type="string" table:style-name="ce30">
            <text:p>totalVesselTonnage</text:p>
          </table:table-cell>
          <table:table-cell office:value-type="string" table:style-name="ce30">
            <text:p>averageNumberOfFishers</text:p>
          </table:table-cell>
          <table:table-cell office:value-type="string" table:style-name="ce30">
            <text:p>numberOfFishers</text:p>
          </table:table-cell>
          <table:table-cell office:value-type="string" table:style-name="ce31">
            <text:p>totalNumberOfCodIndividuals</text:p>
          </table:table-cell>
          <table:table-cell office:value-type="string" table:style-name="ce17">
            <text:p>catchMT</text:p>
          </table:table-cell>
          <table:table-cell office:value-type="string" table:style-name="ce15">
            <text:p>trafficLight</text:p>
          </table:table-cell>
          <table:table-cell office:value-type="string" table:style-name="ce15">
            <text:p>codes</text:p>
          </table:table-cell>
          <table:table-cell table:number-columns-repeated="16338" table:style-name="ce14"/>
        </table:table-row>
        <table:table-row table:style-name="ro1">
          <table:table-cell office:value-type="string" table:style-name="ce18">
            <text:p>TCD_Norfish_EngNeaHolNicCod_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0" table:style-name="ce28">
            <text:p>1520</text:p>
          </table:table-cell>
          <table:table-cell office:value-type="float" office:value="1520" table:style-name="ce28">
            <text:p>1520</text:p>
          </table:table-cell>
          <table:table-cell office:value-type="string" table:style-name="ce20">
            <text:p><text:a xlink:href="http://marineregions.org/mrgid/8535">http://marineregions.org/mrgid/8535</text:a>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1" table:style-name="ce28">
            <text:p>1521</text:p>
          </table:table-cell>
          <table:table-cell office:value-type="float" office:value="1521" table:style-name="ce28">
            <text:p>152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2" table:style-name="ce28">
            <text:p>1522</text:p>
          </table:table-cell>
          <table:table-cell office:value-type="float" office:value="1522" table:style-name="ce28">
            <text:p>152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3" table:style-name="ce28">
            <text:p>1523</text:p>
          </table:table-cell>
          <table:table-cell office:value-type="float" office:value="1523" table:style-name="ce28">
            <text:p>152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4" table:style-name="ce28">
            <text:p>1524</text:p>
          </table:table-cell>
          <table:table-cell office:value-type="float" office:value="1524" table:style-name="ce28">
            <text:p>152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5" table:style-name="ce28">
            <text:p>1525</text:p>
          </table:table-cell>
          <table:table-cell office:value-type="float" office:value="1525" table:style-name="ce28">
            <text:p>152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6" table:style-name="ce28">
            <text:p>1526</text:p>
          </table:table-cell>
          <table:table-cell office:value-type="float" office:value="1526" table:style-name="ce28">
            <text:p>152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Assumed value based on given 1528 value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7" table:style-name="ce28">
            <text:p>1527</text:p>
          </table:table-cell>
          <table:table-cell office:value-type="float" office:value="1527" table:style-name="ce28">
            <text:p>152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83" table:style-name="ce23">
            <text:p>2038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a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83200" table:style-name="ce18">
            <text:p>2038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8" table:style-name="ce28">
            <text:p>1528</text:p>
          </table:table-cell>
          <table:table-cell office:value-type="float" office:value="1528" table:style-name="ce28">
            <text:p>152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49" table:style-name="ce32">
            <text:p>149</text:p>
          </table:table-cell>
          <table:table-cell office:value-type="string" table:style-name="ce32">
            <text:p>30-90</text:p>
          </table:table-cell>
          <table:table-cell office:value-type="float" office:value="57" table:style-name="ce25">
            <text:p>57</text:p>
          </table:table-cell>
          <table:table-cell office:value-type="float" office:value="8493" table:style-name="ce25">
            <text:p>8493</text:p>
          </table:table-cell>
          <table:table-cell office:value-type="float" office:value="30" table:style-name="ce33">
            <text:p>30</text:p>
          </table:table-cell>
          <table:table-cell office:value-type="float" office:value="4470" table:style-name="ce25">
            <text:p>4470</text:p>
          </table:table-cell>
          <table:table-cell office:value-type="float" office:value="2547900" table:style-name="ce25">
            <text:p>2547900</text:p>
          </table:table-cell>
          <table:table-cell office:value-type="float" office:value="20383" table:style-name="ce26">
            <text:p>20383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632160" table:style-name="ce18">
            <text:p>1863216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29" table:style-name="ce28">
            <text:p>1529</text:p>
          </table:table-cell>
          <table:table-cell office:value-type="float" office:value="1529" table:style-name="ce28">
            <text:p>152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632" table:style-name="ce23">
            <text:p>1863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6881120" table:style-name="ce18">
            <text:p>1688112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0" table:style-name="ce28">
            <text:p>1530</text:p>
          </table:table-cell>
          <table:table-cell office:value-type="float" office:value="1530" table:style-name="ce28">
            <text:p>153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6881" table:style-name="ce23">
            <text:p>1688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5130080" table:style-name="ce18">
            <text:p>1513008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1" table:style-name="ce28">
            <text:p>1531</text:p>
          </table:table-cell>
          <table:table-cell office:value-type="float" office:value="1531" table:style-name="ce28">
            <text:p>153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5130" table:style-name="ce23">
            <text:p>1513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3379040" table:style-name="ce18">
            <text:p>133790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2" table:style-name="ce28">
            <text:p>1532</text:p>
          </table:table-cell>
          <table:table-cell office:value-type="float" office:value="1532" table:style-name="ce28">
            <text:p>153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3379" table:style-name="ce23">
            <text:p>1337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1628000" table:style-name="ce18">
            <text:p>1162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3" table:style-name="ce28">
            <text:p>1533</text:p>
          </table:table-cell>
          <table:table-cell office:value-type="float" office:value="1533" table:style-name="ce28">
            <text:p>153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85" table:style-name="ce32">
            <text:p>85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4845" table:style-name="ce25">
            <text:p>4845</text:p>
          </table:table-cell>
          <table:table-cell office:value-type="float" office:value="30" table:style-name="ce25">
            <text:p>30</text:p>
          </table:table-cell>
          <table:table-cell office:value-type="float" office:value="2550" table:style-name="ce25">
            <text:p>2550</text:p>
          </table:table-cell>
          <table:table-cell office:value-type="float" office:value="1453500" table:style-name="ce25">
            <text:p>1453500</text:p>
          </table:table-cell>
          <table:table-cell office:value-type="float" office:value="11628" table:style-name="ce26">
            <text:p>11628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1308800" table:style-name="ce18">
            <text:p>11308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4" table:style-name="ce28">
            <text:p>1534</text:p>
          </table:table-cell>
          <table:table-cell office:value-type="float" office:value="1534" table:style-name="ce28">
            <text:p>153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1309" table:style-name="ce23">
            <text:p>1130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989600" table:style-name="ce18">
            <text:p>109896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5" table:style-name="ce28">
            <text:p>1535</text:p>
          </table:table-cell>
          <table:table-cell office:value-type="float" office:value="1535" table:style-name="ce28">
            <text:p>153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990" table:style-name="ce23">
            <text:p>1099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670400" table:style-name="ce18">
            <text:p>10670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6" table:style-name="ce28">
            <text:p>1536</text:p>
          </table:table-cell>
          <table:table-cell office:value-type="float" office:value="1536" table:style-name="ce28">
            <text:p>153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670" table:style-name="ce23">
            <text:p>1067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351200" table:style-name="ce18">
            <text:p>10351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7" table:style-name="ce28">
            <text:p>1537</text:p>
          </table:table-cell>
          <table:table-cell office:value-type="float" office:value="1537" table:style-name="ce28">
            <text:p>153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351" table:style-name="ce23">
            <text:p>1035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032000" table:style-name="ce18">
            <text:p>1003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8" table:style-name="ce28">
            <text:p>1538</text:p>
          </table:table-cell>
          <table:table-cell office:value-type="float" office:value="1538" table:style-name="ce28">
            <text:p>153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032" table:style-name="ce23">
            <text:p>1003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712800" table:style-name="ce18">
            <text:p>9712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39" table:style-name="ce28">
            <text:p>1539</text:p>
          </table:table-cell>
          <table:table-cell office:value-type="float" office:value="1539" table:style-name="ce28">
            <text:p>153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713" table:style-name="ce23">
            <text:p>971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393600" table:style-name="ce18">
            <text:p>93936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0" table:style-name="ce28">
            <text:p>1540</text:p>
          </table:table-cell>
          <table:table-cell office:value-type="float" office:value="1540" table:style-name="ce28">
            <text:p>154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394" table:style-name="ce23">
            <text:p>939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074400" table:style-name="ce18">
            <text:p>9074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1" table:style-name="ce28">
            <text:p>1541</text:p>
          </table:table-cell>
          <table:table-cell office:value-type="float" office:value="1541" table:style-name="ce28">
            <text:p>154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074" table:style-name="ce23">
            <text:p>907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755200" table:style-name="ce18">
            <text:p>8755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2" table:style-name="ce28">
            <text:p>1542</text:p>
          </table:table-cell>
          <table:table-cell office:value-type="float" office:value="1542" table:style-name="ce28">
            <text:p>154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755" table:style-name="ce23">
            <text:p>875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436000" table:style-name="ce18">
            <text:p>843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3" table:style-name="ce28">
            <text:p>1543</text:p>
          </table:table-cell>
          <table:table-cell office:value-type="float" office:value="1543" table:style-name="ce28">
            <text:p>154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436" table:style-name="ce23">
            <text:p>843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116800" table:style-name="ce18">
            <text:p>8116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4" table:style-name="ce28">
            <text:p>1544</text:p>
          </table:table-cell>
          <table:table-cell office:value-type="float" office:value="1544" table:style-name="ce28">
            <text:p>154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117" table:style-name="ce23">
            <text:p>811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797600" table:style-name="ce18">
            <text:p>77976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5" table:style-name="ce28">
            <text:p>1545</text:p>
          </table:table-cell>
          <table:table-cell office:value-type="float" office:value="1545" table:style-name="ce28">
            <text:p>154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798" table:style-name="ce23">
            <text:p>779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478400" table:style-name="ce18">
            <text:p>7478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6" table:style-name="ce28">
            <text:p>1546</text:p>
          </table:table-cell>
          <table:table-cell office:value-type="float" office:value="1546" table:style-name="ce28">
            <text:p>154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478" table:style-name="ce23">
            <text:p>747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159200" table:style-name="ce18">
            <text:p>7159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7" table:style-name="ce28">
            <text:p>1547</text:p>
          </table:table-cell>
          <table:table-cell office:value-type="float" office:value="1547" table:style-name="ce28">
            <text:p>154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159" table:style-name="ce23">
            <text:p>715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840000" table:style-name="ce18">
            <text:p>684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8" table:style-name="ce28">
            <text:p>1548</text:p>
          </table:table-cell>
          <table:table-cell office:value-type="float" office:value="1548" table:style-name="ce28">
            <text:p>154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840" table:style-name="ce23">
            <text:p>684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520800" table:style-name="ce18">
            <text:p>6520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49" table:style-name="ce28">
            <text:p>1549</text:p>
          </table:table-cell>
          <table:table-cell office:value-type="float" office:value="1549" table:style-name="ce28">
            <text:p>154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521" table:style-name="ce23">
            <text:p>652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201600" table:style-name="ce18">
            <text:p>62016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0" table:style-name="ce28">
            <text:p>1550</text:p>
          </table:table-cell>
          <table:table-cell office:value-type="float" office:value="1550" table:style-name="ce28">
            <text:p>155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202" table:style-name="ce23">
            <text:p>620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5882400" table:style-name="ce18">
            <text:p>5882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1" table:style-name="ce28">
            <text:p>1551</text:p>
          </table:table-cell>
          <table:table-cell office:value-type="float" office:value="1551" table:style-name="ce28">
            <text:p>155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43" table:style-name="ce32">
            <text:p>43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2451" table:style-name="ce25">
            <text:p>2451</text:p>
          </table:table-cell>
          <table:table-cell office:value-type="float" office:value="30" table:style-name="ce25">
            <text:p>30</text:p>
          </table:table-cell>
          <table:table-cell office:value-type="float" office:value="1290" table:style-name="ce25">
            <text:p>1290</text:p>
          </table:table-cell>
          <table:table-cell office:value-type="float" office:value="735300" table:style-name="ce25">
            <text:p>735300</text:p>
          </table:table-cell>
          <table:table-cell office:value-type="float" office:value="5882" table:style-name="ce26">
            <text:p>5882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097371" table:style-name="ce18">
            <text:p>60973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2" table:style-name="ce28">
            <text:p>1552</text:p>
          </table:table-cell>
          <table:table-cell office:value-type="float" office:value="1552" table:style-name="ce28">
            <text:p>155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097" table:style-name="ce23">
            <text:p>609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312343" table:style-name="ce18">
            <text:p>631234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3" table:style-name="ce28">
            <text:p>1553</text:p>
          </table:table-cell>
          <table:table-cell office:value-type="float" office:value="1553" table:style-name="ce28">
            <text:p>155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312" table:style-name="ce23">
            <text:p>631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527314" table:style-name="ce18">
            <text:p>65273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4" table:style-name="ce28">
            <text:p>1554</text:p>
          </table:table-cell>
          <table:table-cell office:value-type="float" office:value="1554" table:style-name="ce28">
            <text:p>155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527" table:style-name="ce23">
            <text:p>652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742286" table:style-name="ce18">
            <text:p>674228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5" table:style-name="ce28">
            <text:p>1555</text:p>
          </table:table-cell>
          <table:table-cell office:value-type="float" office:value="1555" table:style-name="ce28">
            <text:p>155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742" table:style-name="ce23">
            <text:p>674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957257" table:style-name="ce18">
            <text:p>695725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6" table:style-name="ce28">
            <text:p>1556</text:p>
          </table:table-cell>
          <table:table-cell office:value-type="float" office:value="1556" table:style-name="ce28">
            <text:p>155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957" table:style-name="ce23">
            <text:p>695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172229" table:style-name="ce18">
            <text:p>71722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7" table:style-name="ce28">
            <text:p>1557</text:p>
          </table:table-cell>
          <table:table-cell office:value-type="float" office:value="1557" table:style-name="ce28">
            <text:p>155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172" table:style-name="ce23">
            <text:p>717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3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387200" table:style-name="ce18">
            <text:p>7387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8" table:style-name="ce28">
            <text:p>1558</text:p>
          </table:table-cell>
          <table:table-cell office:value-type="float" office:value="1558" table:style-name="ce28">
            <text:p>155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00" table:style-name="ce32">
            <text:p>10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5700" table:style-name="ce25">
            <text:p>5700</text:p>
          </table:table-cell>
          <table:table-cell office:value-type="float" office:value="30" table:style-name="ce25">
            <text:p>30</text:p>
          </table:table-cell>
          <table:table-cell office:value-type="float" office:value="3000" table:style-name="ce25">
            <text:p>3000</text:p>
          </table:table-cell>
          <table:table-cell office:value-type="float" office:value="1710000" table:style-name="ce25">
            <text:p>1710000</text:p>
          </table:table-cell>
          <table:table-cell office:value-type="float" office:value="7387" table:style-name="ce23">
            <text:p>738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602171" table:style-name="ce18">
            <text:p>76021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59" table:style-name="ce28">
            <text:p>1559</text:p>
          </table:table-cell>
          <table:table-cell office:value-type="float" office:value="1559" table:style-name="ce28">
            <text:p>155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602" table:style-name="ce23">
            <text:p>760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817143" table:style-name="ce18">
            <text:p>781714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0" table:style-name="ce28">
            <text:p>1560</text:p>
          </table:table-cell>
          <table:table-cell office:value-type="float" office:value="1560" table:style-name="ce28">
            <text:p>156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817" table:style-name="ce23">
            <text:p>781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032114" table:style-name="ce18">
            <text:p>80321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1" table:style-name="ce28">
            <text:p>1561</text:p>
          </table:table-cell>
          <table:table-cell office:value-type="float" office:value="1561" table:style-name="ce28">
            <text:p>156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032" table:style-name="ce23">
            <text:p>803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247086" table:style-name="ce18">
            <text:p>824708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2" table:style-name="ce28">
            <text:p>1562</text:p>
          </table:table-cell>
          <table:table-cell office:value-type="float" office:value="1562" table:style-name="ce28">
            <text:p>156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247" table:style-name="ce23">
            <text:p>824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462057" table:style-name="ce18">
            <text:p>846205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3" table:style-name="ce28">
            <text:p>1563</text:p>
          </table:table-cell>
          <table:table-cell office:value-type="float" office:value="1563" table:style-name="ce28">
            <text:p>156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462" table:style-name="ce23">
            <text:p>846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677029" table:style-name="ce18">
            <text:p>86770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4" table:style-name="ce28">
            <text:p>1564</text:p>
          </table:table-cell>
          <table:table-cell office:value-type="float" office:value="1564" table:style-name="ce28">
            <text:p>156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677" table:style-name="ce23">
            <text:p>867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892000" table:style-name="ce18">
            <text:p>889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5" table:style-name="ce28">
            <text:p>1565</text:p>
          </table:table-cell>
          <table:table-cell office:value-type="float" office:value="1565" table:style-name="ce28">
            <text:p>156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65" table:style-name="ce32">
            <office:annotation draw:style-name="a0" svg:x="27.9791666666667in" svg:y="194.625in" svg:width="1.07291666666667in" svg:height="1.16666666666667in">
              <dc:creator>Poul Holm</dc:creator>
              <text:p><text:span text:style-name="T2">Poul Holm:</text:span><text:span text:style-name="T1"/></text:p>
              <text:p><text:span text:style-name="T1">50-60</text:span></text:p>
            </office:annotation>
            <text:p>65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3705" table:style-name="ce25">
            <text:p>3705</text:p>
          </table:table-cell>
          <table:table-cell office:value-type="float" office:value="30" table:style-name="ce25">
            <text:p>30</text:p>
          </table:table-cell>
          <table:table-cell office:value-type="float" office:value="1950" table:style-name="ce25">
            <text:p>1950</text:p>
          </table:table-cell>
          <table:table-cell office:value-type="float" office:value="1111500" table:style-name="ce25">
            <text:p>1111500</text:p>
          </table:table-cell>
          <table:table-cell office:value-type="float" office:value="8892" table:style-name="ce26">
            <text:p>8892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843143" table:style-name="ce18">
            <text:p>884314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6" table:style-name="ce28">
            <text:p>1566</text:p>
          </table:table-cell>
          <table:table-cell office:value-type="float" office:value="1566" table:style-name="ce28">
            <text:p>156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843" table:style-name="ce23">
            <text:p>884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794286" table:style-name="ce18">
            <text:p>879428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7" table:style-name="ce28">
            <text:p>1567</text:p>
          </table:table-cell>
          <table:table-cell office:value-type="float" office:value="1567" table:style-name="ce28">
            <text:p>156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794" table:style-name="ce23">
            <text:p>879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4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745429" table:style-name="ce18">
            <text:p>87454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8" table:style-name="ce28">
            <text:p>1568</text:p>
          </table:table-cell>
          <table:table-cell office:value-type="float" office:value="1568" table:style-name="ce28">
            <text:p>156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745" table:style-name="ce23">
            <text:p>874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696571" table:style-name="ce18">
            <text:p>86965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69" table:style-name="ce28">
            <text:p>1569</text:p>
          </table:table-cell>
          <table:table-cell office:value-type="float" office:value="1569" table:style-name="ce28">
            <text:p>156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697" table:style-name="ce23">
            <text:p>869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647714" table:style-name="ce18">
            <text:p>86477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0" table:style-name="ce28">
            <text:p>1570</text:p>
          </table:table-cell>
          <table:table-cell office:value-type="float" office:value="1570" table:style-name="ce28">
            <text:p>157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648" table:style-name="ce23">
            <text:p>864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598857" table:style-name="ce18">
            <text:p>859885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1" table:style-name="ce28">
            <text:p>1571</text:p>
          </table:table-cell>
          <table:table-cell office:value-type="float" office:value="1571" table:style-name="ce28">
            <text:p>157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599" table:style-name="ce23">
            <text:p>859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550000" table:style-name="ce18">
            <text:p>855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2" table:style-name="ce28">
            <text:p>1572</text:p>
          </table:table-cell>
          <table:table-cell office:value-type="float" office:value="1572" table:style-name="ce28">
            <text:p>157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550" table:style-name="ce23">
            <text:p>855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501143" table:style-name="ce18">
            <text:p>850114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3" table:style-name="ce28">
            <text:p>1573</text:p>
          </table:table-cell>
          <table:table-cell office:value-type="float" office:value="1573" table:style-name="ce28">
            <text:p>157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501" table:style-name="ce23">
            <text:p>850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452286" table:style-name="ce18">
            <text:p>845228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4" table:style-name="ce28">
            <text:p>1574</text:p>
          </table:table-cell>
          <table:table-cell office:value-type="float" office:value="1574" table:style-name="ce28">
            <text:p>157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452" table:style-name="ce23">
            <text:p>845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403429" table:style-name="ce18">
            <text:p>84034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5" table:style-name="ce28">
            <text:p>1575</text:p>
          </table:table-cell>
          <table:table-cell office:value-type="float" office:value="1575" table:style-name="ce28">
            <text:p>157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403" table:style-name="ce23">
            <text:p>840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354571" table:style-name="ce18">
            <text:p>83545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6" table:style-name="ce28">
            <text:p>1576</text:p>
          </table:table-cell>
          <table:table-cell office:value-type="float" office:value="1576" table:style-name="ce28">
            <text:p>157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355" table:style-name="ce23">
            <text:p>835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305714" table:style-name="ce18">
            <text:p>83057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7" table:style-name="ce28">
            <text:p>1577</text:p>
          </table:table-cell>
          <table:table-cell office:value-type="float" office:value="1577" table:style-name="ce28">
            <text:p>157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306" table:style-name="ce23">
            <text:p>830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5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256857" table:style-name="ce18">
            <text:p>825685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8" table:style-name="ce28">
            <text:p>1578</text:p>
          </table:table-cell>
          <table:table-cell office:value-type="float" office:value="1578" table:style-name="ce28">
            <text:p>157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257" table:style-name="ce23">
            <text:p>825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208000" table:style-name="ce18">
            <text:p>820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79" table:style-name="ce28">
            <text:p>1579</text:p>
          </table:table-cell>
          <table:table-cell office:value-type="float" office:value="1579" table:style-name="ce28">
            <text:p>157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208" table:style-name="ce23">
            <text:p>820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159143" table:style-name="ce18">
            <text:p>815914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0" table:style-name="ce28">
            <text:p>1580</text:p>
          </table:table-cell>
          <table:table-cell office:value-type="float" office:value="1580" table:style-name="ce28">
            <text:p>158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159" table:style-name="ce23">
            <text:p>815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110286" table:style-name="ce18">
            <text:p>811028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1" table:style-name="ce28">
            <text:p>1581</text:p>
          </table:table-cell>
          <table:table-cell office:value-type="float" office:value="1581" table:style-name="ce28">
            <text:p>158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110" table:style-name="ce23">
            <text:p>811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061429" table:style-name="ce18">
            <text:p>80614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2" table:style-name="ce28">
            <text:p>1582</text:p>
          </table:table-cell>
          <table:table-cell office:value-type="float" office:value="1582" table:style-name="ce28">
            <text:p>158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061" table:style-name="ce23">
            <text:p>806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012571" table:style-name="ce18">
            <text:p>80125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3" table:style-name="ce28">
            <text:p>1583</text:p>
          </table:table-cell>
          <table:table-cell office:value-type="float" office:value="1583" table:style-name="ce28">
            <text:p>158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013" table:style-name="ce23">
            <text:p>801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963714" table:style-name="ce18">
            <text:p>79637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4" table:style-name="ce28">
            <text:p>1584</text:p>
          </table:table-cell>
          <table:table-cell office:value-type="float" office:value="1584" table:style-name="ce28">
            <text:p>158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30" table:style-name="ce32">
            <text:p>3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1710" table:style-name="ce25">
            <text:p>1710</text:p>
          </table:table-cell>
          <table:table-cell office:value-type="float" office:value="30" table:style-name="ce25">
            <text:p>30</text:p>
          </table:table-cell>
          <table:table-cell office:value-type="float" office:value="900" table:style-name="ce25">
            <text:p>900</text:p>
          </table:table-cell>
          <table:table-cell office:value-type="float" office:value="513000" table:style-name="ce25">
            <text:p>513000</text:p>
          </table:table-cell>
          <table:table-cell office:value-type="float" office:value="7964" table:style-name="ce23">
            <text:p>796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914857" table:style-name="ce18">
            <text:p>791485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5" table:style-name="ce28">
            <text:p>1585</text:p>
          </table:table-cell>
          <table:table-cell office:value-type="float" office:value="1585" table:style-name="ce28">
            <text:p>158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915" table:style-name="ce23">
            <text:p>791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866000" table:style-name="ce18">
            <text:p>786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6" table:style-name="ce28">
            <text:p>1586</text:p>
          </table:table-cell>
          <table:table-cell office:value-type="float" office:value="1586" table:style-name="ce28">
            <text:p>158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866" table:style-name="ce23">
            <text:p>786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817143" table:style-name="ce18">
            <text:p>781714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7" table:style-name="ce28">
            <text:p>1587</text:p>
          </table:table-cell>
          <table:table-cell office:value-type="float" office:value="1587" table:style-name="ce28">
            <text:p>158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817" table:style-name="ce23">
            <text:p>781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6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768286" table:style-name="ce18">
            <text:p>776828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8" table:style-name="ce28">
            <text:p>1588</text:p>
          </table:table-cell>
          <table:table-cell office:value-type="float" office:value="1588" table:style-name="ce28">
            <text:p>158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768" table:style-name="ce23">
            <text:p>776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719429" table:style-name="ce18">
            <text:p>77194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89" table:style-name="ce28">
            <text:p>1589</text:p>
          </table:table-cell>
          <table:table-cell office:value-type="float" office:value="1589" table:style-name="ce28">
            <text:p>158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719" table:style-name="ce23">
            <text:p>771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670571" table:style-name="ce18">
            <text:p>76705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0" table:style-name="ce28">
            <text:p>1590</text:p>
          </table:table-cell>
          <table:table-cell office:value-type="float" office:value="1590" table:style-name="ce28">
            <text:p>159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671" table:style-name="ce23">
            <text:p>767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621714" table:style-name="ce18">
            <text:p>76217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1" table:style-name="ce28">
            <text:p>1591</text:p>
          </table:table-cell>
          <table:table-cell office:value-type="float" office:value="1591" table:style-name="ce28">
            <text:p>159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622" table:style-name="ce23">
            <text:p>762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572857" table:style-name="ce18">
            <text:p>757285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2" table:style-name="ce28">
            <text:p>1592</text:p>
          </table:table-cell>
          <table:table-cell office:value-type="float" office:value="1592" table:style-name="ce28">
            <text:p>159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573" table:style-name="ce23">
            <text:p>757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524000" table:style-name="ce18">
            <text:p>752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3" table:style-name="ce28">
            <text:p>1593</text:p>
          </table:table-cell>
          <table:table-cell office:value-type="float" office:value="1593" table:style-name="ce28">
            <text:p>159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55" table:style-name="ce32">
            <text:p>55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3135" table:style-name="ce25">
            <text:p>3135</text:p>
          </table:table-cell>
          <table:table-cell office:value-type="float" office:value="30" table:style-name="ce25">
            <text:p>30</text:p>
          </table:table-cell>
          <table:table-cell office:value-type="float" office:value="1650" table:style-name="ce25">
            <text:p>1650</text:p>
          </table:table-cell>
          <table:table-cell office:value-type="float" office:value="940500" table:style-name="ce25">
            <text:p>940500</text:p>
          </table:table-cell>
          <table:table-cell office:value-type="float" office:value="7524" table:style-name="ce26">
            <text:p>7524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980000" table:style-name="ce18">
            <text:p>798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4" table:style-name="ce28">
            <text:p>1594</text:p>
          </table:table-cell>
          <table:table-cell office:value-type="float" office:value="1594" table:style-name="ce28">
            <text:p>159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980" table:style-name="ce23">
            <text:p>798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436000" table:style-name="ce18">
            <text:p>843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5" table:style-name="ce28">
            <text:p>1595</text:p>
          </table:table-cell>
          <table:table-cell office:value-type="float" office:value="1595" table:style-name="ce28">
            <text:p>159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436" table:style-name="ce23">
            <text:p>843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892000" table:style-name="ce18">
            <text:p>889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6" table:style-name="ce28">
            <text:p>1596</text:p>
          </table:table-cell>
          <table:table-cell office:value-type="float" office:value="1596" table:style-name="ce28">
            <text:p>159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892" table:style-name="ce23">
            <text:p>889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348000" table:style-name="ce18">
            <text:p>934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7" table:style-name="ce28">
            <text:p>1597</text:p>
          </table:table-cell>
          <table:table-cell office:value-type="float" office:value="1597" table:style-name="ce28">
            <text:p>159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348" table:style-name="ce23">
            <text:p>934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7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804000" table:style-name="ce18">
            <text:p>980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8" table:style-name="ce28">
            <text:p>1598</text:p>
          </table:table-cell>
          <table:table-cell office:value-type="float" office:value="1598" table:style-name="ce28">
            <text:p>159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804" table:style-name="ce23">
            <text:p>980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260000" table:style-name="ce18">
            <text:p>1026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599" table:style-name="ce28">
            <text:p>1599</text:p>
          </table:table-cell>
          <table:table-cell office:value-type="float" office:value="1599" table:style-name="ce28">
            <text:p>159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260" table:style-name="ce23">
            <text:p>1026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716000" table:style-name="ce18">
            <text:p>1071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0" table:style-name="ce28">
            <text:p>1600</text:p>
          </table:table-cell>
          <table:table-cell office:value-type="float" office:value="1600" table:style-name="ce28">
            <text:p>160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716" table:style-name="ce23">
            <text:p>1071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1172000" table:style-name="ce18">
            <text:p>1117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1" table:style-name="ce28">
            <text:p>1601</text:p>
          </table:table-cell>
          <table:table-cell office:value-type="float" office:value="1601" table:style-name="ce28">
            <text:p>160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1172" table:style-name="ce23">
            <text:p>1117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1628000" table:style-name="ce18">
            <text:p>1162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2" table:style-name="ce28">
            <text:p>1602</text:p>
          </table:table-cell>
          <table:table-cell office:value-type="float" office:value="1602" table:style-name="ce28">
            <text:p>160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1628" table:style-name="ce23">
            <text:p>1162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2084000" table:style-name="ce18">
            <text:p>1208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3" table:style-name="ce28">
            <text:p>1603</text:p>
          </table:table-cell>
          <table:table-cell office:value-type="float" office:value="1603" table:style-name="ce28">
            <text:p>160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2084" table:style-name="ce23">
            <text:p>1208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2540000" table:style-name="ce18">
            <text:p>1254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4" table:style-name="ce28">
            <text:p>1604</text:p>
          </table:table-cell>
          <table:table-cell office:value-type="float" office:value="1604" table:style-name="ce28">
            <text:p>160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2540" table:style-name="ce23">
            <text:p>1254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2996000" table:style-name="ce18">
            <text:p>1299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5" table:style-name="ce28">
            <text:p>1605</text:p>
          </table:table-cell>
          <table:table-cell office:value-type="float" office:value="1605" table:style-name="ce28">
            <text:p>160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2996" table:style-name="ce23">
            <text:p>1299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3452000" table:style-name="ce18">
            <text:p>1345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6" table:style-name="ce28">
            <text:p>1606</text:p>
          </table:table-cell>
          <table:table-cell office:value-type="float" office:value="1606" table:style-name="ce28">
            <text:p>160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3452" table:style-name="ce23">
            <text:p>1345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3908000" table:style-name="ce18">
            <text:p>1390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7" table:style-name="ce28">
            <text:p>1607</text:p>
          </table:table-cell>
          <table:table-cell office:value-type="float" office:value="1607" table:style-name="ce28">
            <text:p>160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3908" table:style-name="ce23">
            <text:p>1390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8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4364000" table:style-name="ce18">
            <text:p>1436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8" table:style-name="ce28">
            <text:p>1608</text:p>
          </table:table-cell>
          <table:table-cell office:value-type="float" office:value="1608" table:style-name="ce28">
            <text:p>160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4364" table:style-name="ce23">
            <text:p>1436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4820000" table:style-name="ce18">
            <text:p>1482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09" table:style-name="ce28">
            <text:p>1609</text:p>
          </table:table-cell>
          <table:table-cell office:value-type="float" office:value="1609" table:style-name="ce28">
            <text:p>160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4820" table:style-name="ce23">
            <text:p>1482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5276000" table:style-name="ce18">
            <text:p>1527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0" table:style-name="ce28">
            <text:p>1610</text:p>
          </table:table-cell>
          <table:table-cell office:value-type="float" office:value="1610" table:style-name="ce28">
            <text:p>161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5276" table:style-name="ce23">
            <text:p>1527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5732000" table:style-name="ce18">
            <text:p>1573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1" table:style-name="ce28">
            <text:p>1611</text:p>
          </table:table-cell>
          <table:table-cell office:value-type="float" office:value="1611" table:style-name="ce28">
            <text:p>161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5732" table:style-name="ce23">
            <text:p>1573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6188000" table:style-name="ce18">
            <text:p>1618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2" table:style-name="ce28">
            <text:p>1612</text:p>
          </table:table-cell>
          <table:table-cell office:value-type="float" office:value="1612" table:style-name="ce28">
            <text:p>161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6188" table:style-name="ce23">
            <text:p>1618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6644000" table:style-name="ce18">
            <text:p>1664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3" table:style-name="ce28">
            <text:p>1613</text:p>
          </table:table-cell>
          <table:table-cell office:value-type="float" office:value="1613" table:style-name="ce28">
            <text:p>161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6644" table:style-name="ce23">
            <text:p>1664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100000" table:style-name="ce18">
            <text:p>1710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4" table:style-name="ce28">
            <text:p>1614</text:p>
          </table:table-cell>
          <table:table-cell office:value-type="float" office:value="1614" table:style-name="ce28">
            <text:p>161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25" table:style-name="ce32">
            <text:p>125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7125" table:style-name="ce25">
            <text:p>7125</text:p>
          </table:table-cell>
          <table:table-cell office:value-type="float" office:value="30" table:style-name="ce25">
            <text:p>30</text:p>
          </table:table-cell>
          <table:table-cell office:value-type="float" office:value="3750" table:style-name="ce25">
            <text:p>3750</text:p>
          </table:table-cell>
          <table:table-cell office:value-type="float" office:value="2137500" table:style-name="ce25">
            <text:p>2137500</text:p>
          </table:table-cell>
          <table:table-cell office:value-type="float" office:value="17100" table:style-name="ce26">
            <text:p>17100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442000" table:style-name="ce18">
            <text:p>1744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5" table:style-name="ce28">
            <text:p>1615</text:p>
          </table:table-cell>
          <table:table-cell office:value-type="float" office:value="1615" table:style-name="ce28">
            <text:p>161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20" table:style-name="ce32">
            <text:p>12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6840" table:style-name="ce25">
            <text:p>6840</text:p>
          </table:table-cell>
          <table:table-cell office:value-type="float" office:value="30" table:style-name="ce25">
            <text:p>30</text:p>
          </table:table-cell>
          <table:table-cell office:value-type="float" office:value="3600" table:style-name="ce25">
            <text:p>3600</text:p>
          </table:table-cell>
          <table:table-cell office:value-type="float" office:value="2052000" table:style-name="ce25">
            <text:p>2052000</text:p>
          </table:table-cell>
          <table:table-cell office:value-type="float" office:value="17442" table:style-name="ce23">
            <text:p>1744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784000" table:style-name="ce18">
            <text:p>1778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6" table:style-name="ce28">
            <text:p>1616</text:p>
          </table:table-cell>
          <table:table-cell office:value-type="float" office:value="1616" table:style-name="ce28">
            <text:p>161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784" table:style-name="ce23">
            <text:p>1778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126000" table:style-name="ce18">
            <text:p>1812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7" table:style-name="ce28">
            <text:p>1617</text:p>
          </table:table-cell>
          <table:table-cell office:value-type="float" office:value="1617" table:style-name="ce28">
            <text:p>161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126" table:style-name="ce23">
            <text:p>1812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9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468000" table:style-name="ce18">
            <text:p>1846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8" table:style-name="ce28">
            <text:p>1618</text:p>
          </table:table-cell>
          <table:table-cell office:value-type="float" office:value="1618" table:style-name="ce28">
            <text:p>161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468" table:style-name="ce23">
            <text:p>1846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810000" table:style-name="ce18">
            <text:p>1881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19" table:style-name="ce28">
            <text:p>1619</text:p>
          </table:table-cell>
          <table:table-cell office:value-type="float" office:value="1619" table:style-name="ce28">
            <text:p>161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810" table:style-name="ce23">
            <text:p>1881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152000" table:style-name="ce18">
            <text:p>1915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0" table:style-name="ce28">
            <text:p>1620</text:p>
          </table:table-cell>
          <table:table-cell office:value-type="float" office:value="1620" table:style-name="ce28">
            <text:p>162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152" table:style-name="ce23">
            <text:p>1915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494000" table:style-name="ce18">
            <text:p>1949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1" table:style-name="ce28">
            <text:p>1621</text:p>
          </table:table-cell>
          <table:table-cell office:value-type="float" office:value="1621" table:style-name="ce28">
            <text:p>162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494" table:style-name="ce23">
            <text:p>1949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836000" table:style-name="ce18">
            <text:p>1983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2" table:style-name="ce28">
            <text:p>1622</text:p>
          </table:table-cell>
          <table:table-cell office:value-type="float" office:value="1622" table:style-name="ce28">
            <text:p>162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836" table:style-name="ce23">
            <text:p>1983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178000" table:style-name="ce18">
            <text:p>2017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3" table:style-name="ce28">
            <text:p>1623</text:p>
          </table:table-cell>
          <table:table-cell office:value-type="float" office:value="1623" table:style-name="ce28">
            <text:p>162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178" table:style-name="ce23">
            <text:p>2017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520000" table:style-name="ce18">
            <text:p>2052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4" table:style-name="ce28">
            <text:p>1624</text:p>
          </table:table-cell>
          <table:table-cell office:value-type="float" office:value="1624" table:style-name="ce28">
            <text:p>162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520" table:style-name="ce23">
            <text:p>2052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862000" table:style-name="ce18">
            <text:p>2086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5" table:style-name="ce28">
            <text:p>1625</text:p>
          </table:table-cell>
          <table:table-cell office:value-type="float" office:value="1625" table:style-name="ce28">
            <text:p>162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862" table:style-name="ce23">
            <text:p>2086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204000" table:style-name="ce18">
            <text:p>2120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6" table:style-name="ce28">
            <text:p>1626</text:p>
          </table:table-cell>
          <table:table-cell office:value-type="float" office:value="1626" table:style-name="ce28">
            <text:p>162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204" table:style-name="ce23">
            <text:p>2120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546000" table:style-name="ce18">
            <text:p>2154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7" table:style-name="ce28">
            <text:p>1627</text:p>
          </table:table-cell>
          <table:table-cell office:value-type="float" office:value="1627" table:style-name="ce28">
            <text:p>162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546" table:style-name="ce23">
            <text:p>2154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0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888000" table:style-name="ce18">
            <text:p>2188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8" table:style-name="ce28">
            <text:p>1628</text:p>
          </table:table-cell>
          <table:table-cell office:value-type="float" office:value="1628" table:style-name="ce28">
            <text:p>162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60" table:style-name="ce32">
            <text:p>16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9120" table:style-name="ce25">
            <text:p>9120</text:p>
          </table:table-cell>
          <table:table-cell office:value-type="float" office:value="30" table:style-name="ce25">
            <text:p>30</text:p>
          </table:table-cell>
          <table:table-cell office:value-type="float" office:value="4800" table:style-name="ce25">
            <text:p>4800</text:p>
          </table:table-cell>
          <table:table-cell office:value-type="float" office:value="2736000" table:style-name="ce25">
            <text:p>2736000</text:p>
          </table:table-cell>
          <table:table-cell office:value-type="float" office:value="21888" table:style-name="ce26">
            <text:p>21888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893091" table:style-name="ce18">
            <text:p>2089309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29" table:style-name="ce28">
            <text:p>1629</text:p>
          </table:table-cell>
          <table:table-cell office:value-type="float" office:value="1629" table:style-name="ce28">
            <text:p>162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60" table:style-name="ce32">
            <text:p>16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9120" table:style-name="ce25">
            <text:p>9120</text:p>
          </table:table-cell>
          <table:table-cell office:value-type="float" office:value="30" table:style-name="ce25">
            <text:p>30</text:p>
          </table:table-cell>
          <table:table-cell office:value-type="float" office:value="4800" table:style-name="ce25">
            <text:p>4800</text:p>
          </table:table-cell>
          <table:table-cell office:value-type="float" office:value="2736000" table:style-name="ce25">
            <text:p>2736000</text:p>
          </table:table-cell>
          <table:table-cell office:value-type="float" office:value="20893" table:style-name="ce23">
            <text:p>2089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898182" table:style-name="ce18">
            <text:p>1989818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0" table:style-name="ce28">
            <text:p>1630</text:p>
          </table:table-cell>
          <table:table-cell office:value-type="float" office:value="1630" table:style-name="ce28">
            <text:p>163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898" table:style-name="ce23">
            <text:p>1989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903273" table:style-name="ce18">
            <text:p>1890327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1" table:style-name="ce28">
            <text:p>1631</text:p>
          </table:table-cell>
          <table:table-cell office:value-type="float" office:value="1631" table:style-name="ce28">
            <text:p>163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903" table:style-name="ce23">
            <text:p>1890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908364" table:style-name="ce18">
            <text:p>1790836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2" table:style-name="ce28">
            <text:p>1632</text:p>
          </table:table-cell>
          <table:table-cell office:value-type="float" office:value="1632" table:style-name="ce28">
            <text:p>163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908" table:style-name="ce23">
            <text:p>1790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6913455" table:style-name="ce18">
            <text:p>1691345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3" table:style-name="ce28">
            <text:p>1633</text:p>
          </table:table-cell>
          <table:table-cell office:value-type="float" office:value="1633" table:style-name="ce28">
            <text:p>163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00" table:style-name="ce32">
            <text:p>10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5700" table:style-name="ce25">
            <text:p>5700</text:p>
          </table:table-cell>
          <table:table-cell office:value-type="float" office:value="30" table:style-name="ce25">
            <text:p>30</text:p>
          </table:table-cell>
          <table:table-cell office:value-type="float" office:value="3000" table:style-name="ce25">
            <text:p>3000</text:p>
          </table:table-cell>
          <table:table-cell office:value-type="float" office:value="1710000" table:style-name="ce25">
            <text:p>1710000</text:p>
          </table:table-cell>
          <table:table-cell office:value-type="float" office:value="16913" table:style-name="ce23">
            <text:p>1691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5918545" table:style-name="ce18">
            <text:p>1591854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4" table:style-name="ce28">
            <text:p>1634</text:p>
          </table:table-cell>
          <table:table-cell office:value-type="float" office:value="1634" table:style-name="ce28">
            <text:p>163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4">
            <text:p>NA</text:p>
          </table:table-cell>
          <table:table-cell office:value-type="string" table:style-name="ce32">
            <text:p>NA</text:p>
          </table:table-cell>
          <table:table-cell table:number-columns-repeated="5" table:style-name="ce25"/>
          <table:table-cell office:value-type="float" office:value="15919" table:style-name="ce23">
            <text:p>1591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4923636" table:style-name="ce18">
            <text:p>1492363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5" table:style-name="ce28">
            <text:p>1635</text:p>
          </table:table-cell>
          <table:table-cell office:value-type="float" office:value="1635" table:style-name="ce28">
            <text:p>163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50" table:style-name="ce32">
            <text:p>15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8550" table:style-name="ce25">
            <text:p>8550</text:p>
          </table:table-cell>
          <table:table-cell office:value-type="float" office:value="30" table:style-name="ce25">
            <text:p>30</text:p>
          </table:table-cell>
          <table:table-cell office:value-type="float" office:value="4500" table:style-name="ce25">
            <text:p>4500</text:p>
          </table:table-cell>
          <table:table-cell office:value-type="float" office:value="2565000" table:style-name="ce25">
            <text:p>2565000</text:p>
          </table:table-cell>
          <table:table-cell office:value-type="float" office:value="14924" table:style-name="ce23">
            <text:p>1492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3928727" table:style-name="ce18">
            <text:p>1392872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6" table:style-name="ce28">
            <text:p>1636</text:p>
          </table:table-cell>
          <table:table-cell office:value-type="float" office:value="1636" table:style-name="ce28">
            <text:p>163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3929" table:style-name="ce23">
            <text:p>1392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2933818" table:style-name="ce18">
            <text:p>1293381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7" table:style-name="ce28">
            <text:p>1637</text:p>
          </table:table-cell>
          <table:table-cell office:value-type="float" office:value="1637" table:style-name="ce28">
            <text:p>163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2934" table:style-name="ce23">
            <text:p>1293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1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1938909" table:style-name="ce18">
            <text:p>1193890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8" table:style-name="ce28">
            <text:p>1638</text:p>
          </table:table-cell>
          <table:table-cell office:value-type="float" office:value="1638" table:style-name="ce28">
            <text:p>163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1939" table:style-name="ce23">
            <text:p>1193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944000" table:style-name="ce18">
            <text:p>10944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39" table:style-name="ce28">
            <text:p>1639</text:p>
          </table:table-cell>
          <table:table-cell office:value-type="float" office:value="1639" table:style-name="ce28">
            <text:p>163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80" table:style-name="ce32">
            <office:annotation draw:style-name="a1" svg:x="27.9791666666667in" svg:y="613.291666666667in" svg:width="1.07291666666667in" svg:height="0.927083333333333in">
              <dc:creator>Poul Holm</dc:creator>
              <text:p><text:span text:style-name="T2">Poul Holm:</text:span><text:span text:style-name="T1"/></text:p>
              <text:p><text:span text:style-name="T1">complaints that fleet had been halved in recent years</text:span></text:p>
            </office:annotation>
            <text:p>8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4560" table:style-name="ce25">
            <text:p>4560</text:p>
          </table:table-cell>
          <table:table-cell office:value-type="float" office:value="30" table:style-name="ce25">
            <text:p>30</text:p>
          </table:table-cell>
          <table:table-cell office:value-type="float" office:value="2400" table:style-name="ce25">
            <text:p>2400</text:p>
          </table:table-cell>
          <table:table-cell office:value-type="float" office:value="1368000" table:style-name="ce25">
            <text:p>1368000</text:p>
          </table:table-cell>
          <table:table-cell office:value-type="float" office:value="10944" table:style-name="ce26">
            <text:p>10944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387680" table:style-name="ce18">
            <text:p>1038768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0" table:style-name="ce28">
            <text:p>1640</text:p>
          </table:table-cell>
          <table:table-cell office:value-type="float" office:value="1640" table:style-name="ce28">
            <text:p>164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388" table:style-name="ce23">
            <text:p>1038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831360" table:style-name="ce18">
            <text:p>983136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1" table:style-name="ce28">
            <text:p>1641</text:p>
          </table:table-cell>
          <table:table-cell office:value-type="float" office:value="1641" table:style-name="ce28">
            <text:p>164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831" table:style-name="ce23">
            <text:p>983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275040" table:style-name="ce18">
            <text:p>92750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2" table:style-name="ce28">
            <text:p>1642</text:p>
          </table:table-cell>
          <table:table-cell office:value-type="float" office:value="1642" table:style-name="ce28">
            <text:p>164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275" table:style-name="ce23">
            <text:p>927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718720" table:style-name="ce18">
            <text:p>871872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3" table:style-name="ce28">
            <text:p>1643</text:p>
          </table:table-cell>
          <table:table-cell office:value-type="float" office:value="1643" table:style-name="ce28">
            <text:p>164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719" table:style-name="ce23">
            <text:p>871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162400" table:style-name="ce18">
            <text:p>8162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4" table:style-name="ce28">
            <text:p>1644</text:p>
          </table:table-cell>
          <table:table-cell office:value-type="float" office:value="1644" table:style-name="ce28">
            <text:p>164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162" table:style-name="ce23">
            <text:p>816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606080" table:style-name="ce18">
            <text:p>760608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5" table:style-name="ce28">
            <text:p>1645</text:p>
          </table:table-cell>
          <table:table-cell office:value-type="float" office:value="1645" table:style-name="ce28">
            <text:p>164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606" table:style-name="ce23">
            <text:p>760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049760" table:style-name="ce18">
            <text:p>704976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6" table:style-name="ce28">
            <text:p>1646</text:p>
          </table:table-cell>
          <table:table-cell office:value-type="float" office:value="1646" table:style-name="ce28">
            <text:p>164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050" table:style-name="ce23">
            <text:p>705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493440" table:style-name="ce18">
            <text:p>64934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7" table:style-name="ce28">
            <text:p>1647</text:p>
          </table:table-cell>
          <table:table-cell office:value-type="float" office:value="1647" table:style-name="ce28">
            <text:p>164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493" table:style-name="ce23">
            <text:p>649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2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5937120" table:style-name="ce18">
            <text:p>593712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8" table:style-name="ce28">
            <text:p>1648</text:p>
          </table:table-cell>
          <table:table-cell office:value-type="float" office:value="1648" table:style-name="ce28">
            <text:p>164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5937" table:style-name="ce23">
            <text:p>593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5380800" table:style-name="ce18">
            <text:p>5380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49" table:style-name="ce28">
            <text:p>1649</text:p>
          </table:table-cell>
          <table:table-cell office:value-type="float" office:value="1649" table:style-name="ce28">
            <text:p>164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5381" table:style-name="ce23">
            <text:p>538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824480" table:style-name="ce18">
            <text:p>482448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0" table:style-name="ce28">
            <text:p>1650</text:p>
          </table:table-cell>
          <table:table-cell office:value-type="float" office:value="1650" table:style-name="ce28">
            <text:p>165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824" table:style-name="ce23">
            <text:p>482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268160" table:style-name="ce18">
            <text:p>426816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1" table:style-name="ce28">
            <text:p>1651</text:p>
          </table:table-cell>
          <table:table-cell office:value-type="float" office:value="1651" table:style-name="ce28">
            <text:p>165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268" table:style-name="ce23">
            <text:p>426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3711840" table:style-name="ce18">
            <text:p>37118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2" table:style-name="ce28">
            <text:p>1652</text:p>
          </table:table-cell>
          <table:table-cell office:value-type="float" office:value="1652" table:style-name="ce28">
            <text:p>165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3712" table:style-name="ce23">
            <text:p>371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3155520" table:style-name="ce18">
            <text:p>315552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3" table:style-name="ce28">
            <text:p>1653</text:p>
          </table:table-cell>
          <table:table-cell office:value-type="float" office:value="1653" table:style-name="ce28">
            <text:p>165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3156" table:style-name="ce23">
            <text:p>315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6. The Journal of the Marigold, 1654. [e-version]. [online]. https://research-information.bris.ac.uk/files/3000332/Marigold2006.pdf. [Accessed 20 February 2021]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599200" table:style-name="ce18">
            <text:p>2599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4" table:style-name="ce28">
            <text:p>1654</text:p>
          </table:table-cell>
          <table:table-cell office:value-type="float" office:value="1654" table:style-name="ce28">
            <text:p>165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9" table:style-name="ce32">
            <text:p>19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1083" table:style-name="ce25">
            <text:p>1083</text:p>
          </table:table-cell>
          <table:table-cell office:value-type="float" office:value="30" table:style-name="ce25">
            <text:p>30</text:p>
          </table:table-cell>
          <table:table-cell office:value-type="float" office:value="570" table:style-name="ce25">
            <text:p>570</text:p>
          </table:table-cell>
          <table:table-cell office:value-type="float" office:value="324900" table:style-name="ce25">
            <text:p>324900</text:p>
          </table:table-cell>
          <table:table-cell office:value-type="float" office:value="2599" table:style-name="ce26">
            <text:p>2599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3556800" table:style-name="ce18">
            <text:p>3556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5" table:style-name="ce28">
            <text:p>1655</text:p>
          </table:table-cell>
          <table:table-cell office:value-type="float" office:value="1655" table:style-name="ce28">
            <text:p>165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3557" table:style-name="ce23">
            <text:p>355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514400" table:style-name="ce18">
            <text:p>4514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6" table:style-name="ce28">
            <text:p>1656</text:p>
          </table:table-cell>
          <table:table-cell office:value-type="float" office:value="1656" table:style-name="ce28">
            <text:p>165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33" table:style-name="ce32">
            <text:p>33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1881" table:style-name="ce25">
            <text:p>1881</text:p>
          </table:table-cell>
          <table:table-cell office:value-type="float" office:value="30" table:style-name="ce25">
            <text:p>30</text:p>
          </table:table-cell>
          <table:table-cell office:value-type="float" office:value="990" table:style-name="ce25">
            <text:p>990</text:p>
          </table:table-cell>
          <table:table-cell office:value-type="float" office:value="564300" table:style-name="ce25">
            <text:p>564300</text:p>
          </table:table-cell>
          <table:table-cell office:value-type="float" office:value="4514" table:style-name="ce26">
            <text:p>4514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208000" table:style-name="ce18">
            <text:p>820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7" table:style-name="ce28">
            <text:p>1657</text:p>
          </table:table-cell>
          <table:table-cell office:value-type="float" office:value="1657" table:style-name="ce28">
            <text:p>165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60" table:style-name="ce32">
            <text:p>60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3420" table:style-name="ce25">
            <text:p>3420</text:p>
          </table:table-cell>
          <table:table-cell office:value-type="float" office:value="30" table:style-name="ce25">
            <text:p>30</text:p>
          </table:table-cell>
          <table:table-cell office:value-type="float" office:value="1800" table:style-name="ce25">
            <text:p>1800</text:p>
          </table:table-cell>
          <table:table-cell office:value-type="float" office:value="1026000" table:style-name="ce25">
            <text:p>1026000</text:p>
          </table:table-cell>
          <table:table-cell office:value-type="float" office:value="8208" table:style-name="ce26">
            <text:p>8208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3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849600" table:style-name="ce18">
            <text:p>98496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8" table:style-name="ce28">
            <text:p>1658</text:p>
          </table:table-cell>
          <table:table-cell office:value-type="float" office:value="1658" table:style-name="ce28">
            <text:p>165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72" table:style-name="ce32">
            <text:p>72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4104" table:style-name="ce25">
            <text:p>4104</text:p>
          </table:table-cell>
          <table:table-cell office:value-type="float" office:value="30" table:style-name="ce25">
            <text:p>30</text:p>
          </table:table-cell>
          <table:table-cell office:value-type="float" office:value="2160" table:style-name="ce25">
            <text:p>2160</text:p>
          </table:table-cell>
          <table:table-cell office:value-type="float" office:value="1231200" table:style-name="ce25">
            <text:p>1231200</text:p>
          </table:table-cell>
          <table:table-cell office:value-type="float" office:value="9850" table:style-name="ce26">
            <text:p>9850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533600" table:style-name="ce18">
            <text:p>105336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59" table:style-name="ce28">
            <text:p>1659</text:p>
          </table:table-cell>
          <table:table-cell office:value-type="float" office:value="1659" table:style-name="ce28">
            <text:p>165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77" table:style-name="ce32">
            <text:p>77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4389" table:style-name="ce25">
            <text:p>4389</text:p>
          </table:table-cell>
          <table:table-cell office:value-type="float" office:value="30" table:style-name="ce25">
            <text:p>30</text:p>
          </table:table-cell>
          <table:table-cell office:value-type="float" office:value="2310" table:style-name="ce25">
            <text:p>2310</text:p>
          </table:table-cell>
          <table:table-cell office:value-type="float" office:value="1316700" table:style-name="ce25">
            <text:p>1316700</text:p>
          </table:table-cell>
          <table:table-cell office:value-type="float" office:value="10534" table:style-name="ce26">
            <text:p>10534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956000" table:style-name="ce18">
            <text:p>995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0" table:style-name="ce28">
            <text:p>1660</text:p>
          </table:table-cell>
          <table:table-cell office:value-type="float" office:value="1660" table:style-name="ce28">
            <text:p>166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956" table:style-name="ce23">
            <text:p>995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378400" table:style-name="ce18">
            <text:p>9378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1" table:style-name="ce28">
            <text:p>1661</text:p>
          </table:table-cell>
          <table:table-cell office:value-type="float" office:value="1661" table:style-name="ce28">
            <text:p>166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378" table:style-name="ce23">
            <text:p>937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800800" table:style-name="ce18">
            <text:p>8800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2" table:style-name="ce28">
            <text:p>1662</text:p>
          </table:table-cell>
          <table:table-cell office:value-type="float" office:value="1662" table:style-name="ce28">
            <text:p>166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801" table:style-name="ce23">
            <text:p>880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223200" table:style-name="ce18">
            <text:p>8223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3" table:style-name="ce28">
            <text:p>1663</text:p>
          </table:table-cell>
          <table:table-cell office:value-type="float" office:value="1663" table:style-name="ce28">
            <text:p>166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223" table:style-name="ce23">
            <text:p>822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645600" table:style-name="ce18">
            <text:p>76456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4" table:style-name="ce28">
            <text:p>1664</text:p>
          </table:table-cell>
          <table:table-cell office:value-type="float" office:value="1664" table:style-name="ce28">
            <text:p>166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646" table:style-name="ce23">
            <text:p>764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068000" table:style-name="ce18">
            <text:p>7068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5" table:style-name="ce28">
            <text:p>1665</text:p>
          </table:table-cell>
          <table:table-cell office:value-type="float" office:value="1665" table:style-name="ce28">
            <text:p>166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068" table:style-name="ce23">
            <text:p>706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490400" table:style-name="ce18">
            <text:p>6490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6" table:style-name="ce28">
            <text:p>1666</text:p>
          </table:table-cell>
          <table:table-cell office:value-type="float" office:value="1666" table:style-name="ce28">
            <text:p>166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490" table:style-name="ce23">
            <text:p>649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5912800" table:style-name="ce18">
            <text:p>59128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7" table:style-name="ce28">
            <text:p>1667</text:p>
          </table:table-cell>
          <table:table-cell office:value-type="float" office:value="1667" table:style-name="ce28">
            <text:p>166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5913" table:style-name="ce23">
            <text:p>591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4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5335200" table:style-name="ce18">
            <text:p>53352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8" table:style-name="ce28">
            <text:p>1668</text:p>
          </table:table-cell>
          <table:table-cell office:value-type="float" office:value="1668" table:style-name="ce28">
            <text:p>166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39" table:style-name="ce32">
            <text:p>39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2223" table:style-name="ce25">
            <text:p>2223</text:p>
          </table:table-cell>
          <table:table-cell office:value-type="float" office:value="30" table:style-name="ce25">
            <text:p>30</text:p>
          </table:table-cell>
          <table:table-cell office:value-type="float" office:value="1170" table:style-name="ce25">
            <text:p>1170</text:p>
          </table:table-cell>
          <table:table-cell office:value-type="float" office:value="666900" table:style-name="ce25">
            <text:p>666900</text:p>
          </table:table-cell>
          <table:table-cell office:value-type="float" office:value="5335" table:style-name="ce26">
            <text:p>5335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5120229" table:style-name="ce18">
            <text:p>51202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69" table:style-name="ce28">
            <text:p>1669</text:p>
          </table:table-cell>
          <table:table-cell office:value-type="float" office:value="1669" table:style-name="ce28">
            <text:p>166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5120" table:style-name="ce23">
            <text:p>512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905257" table:style-name="ce18">
            <text:p>490525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0" table:style-name="ce28">
            <text:p>1670</text:p>
          </table:table-cell>
          <table:table-cell office:value-type="float" office:value="1670" table:style-name="ce28">
            <text:p>167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905" table:style-name="ce23">
            <text:p>490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690286" table:style-name="ce18">
            <text:p>469028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1" table:style-name="ce28">
            <text:p>1671</text:p>
          </table:table-cell>
          <table:table-cell office:value-type="float" office:value="1671" table:style-name="ce28">
            <text:p>167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690" table:style-name="ce23">
            <text:p>469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475314" table:style-name="ce18">
            <text:p>44753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2" table:style-name="ce28">
            <text:p>1672</text:p>
          </table:table-cell>
          <table:table-cell office:value-type="float" office:value="1672" table:style-name="ce28">
            <text:p>167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475" table:style-name="ce23">
            <text:p>447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260343" table:style-name="ce18">
            <text:p>426034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3" table:style-name="ce28">
            <text:p>1673</text:p>
          </table:table-cell>
          <table:table-cell office:value-type="float" office:value="1673" table:style-name="ce28">
            <text:p>167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260" table:style-name="ce23">
            <text:p>426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045371" table:style-name="ce18">
            <text:p>40453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4" table:style-name="ce28">
            <text:p>1674</text:p>
          </table:table-cell>
          <table:table-cell office:value-type="float" office:value="1674" table:style-name="ce28">
            <text:p>167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045" table:style-name="ce23">
            <text:p>404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3830400" table:style-name="ce18">
            <text:p>38304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5" table:style-name="ce28">
            <text:p>1675</text:p>
          </table:table-cell>
          <table:table-cell office:value-type="float" office:value="1675" table:style-name="ce28">
            <text:p>167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28" table:style-name="ce32">
            <text:p>28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1596" table:style-name="ce25">
            <text:p>1596</text:p>
          </table:table-cell>
          <table:table-cell office:value-type="float" office:value="30" table:style-name="ce25">
            <text:p>30</text:p>
          </table:table-cell>
          <table:table-cell office:value-type="float" office:value="840" table:style-name="ce25">
            <text:p>840</text:p>
          </table:table-cell>
          <table:table-cell office:value-type="float" office:value="478800" table:style-name="ce25">
            <text:p>478800</text:p>
          </table:table-cell>
          <table:table-cell office:value-type="float" office:value="3830" table:style-name="ce26">
            <text:p>3830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3474720" table:style-name="ce18">
            <text:p>347472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6" table:style-name="ce28">
            <text:p>1676</text:p>
          </table:table-cell>
          <table:table-cell office:value-type="float" office:value="1676" table:style-name="ce28">
            <text:p>167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3475" table:style-name="ce23">
            <text:p>347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3119040" table:style-name="ce18">
            <text:p>31190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7" table:style-name="ce28">
            <text:p>1677</text:p>
          </table:table-cell>
          <table:table-cell office:value-type="float" office:value="1677" table:style-name="ce28">
            <text:p>167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3119" table:style-name="ce23">
            <text:p>311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5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763360" table:style-name="ce18">
            <text:p>276336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8" table:style-name="ce28">
            <text:p>1678</text:p>
          </table:table-cell>
          <table:table-cell office:value-type="float" office:value="1678" table:style-name="ce28">
            <text:p>167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763" table:style-name="ce23">
            <text:p>276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07680" table:style-name="ce18">
            <text:p>240768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79" table:style-name="ce28">
            <text:p>1679</text:p>
          </table:table-cell>
          <table:table-cell office:value-type="float" office:value="1679" table:style-name="ce28">
            <text:p>167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08" table:style-name="ce23">
            <text:p>240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52000" table:style-name="ce18">
            <text:p>2052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0" table:style-name="ce28">
            <text:p>1680</text:p>
          </table:table-cell>
          <table:table-cell office:value-type="float" office:value="1680" table:style-name="ce28">
            <text:p>168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15" table:style-name="ce32">
            <office:annotation draw:style-name="a2" svg:x="27.9791666666667in" svg:y="840.645833333333in" svg:width="1.07291666666667in" svg:height="0.927083333333333in">
              <dc:creator>Poul Holm</dc:creator>
              <text:p><text:span text:style-name="T2">Poul Holm:</text:span><text:span text:style-name="T1"/></text:p>
              <text:p><text:span text:style-name="T3">not a fourth part of the trade we had twenty or thirty years since</text:span></text:p>
            </office:annotation>
            <text:p>15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855" table:style-name="ce25">
            <text:p>855</text:p>
          </table:table-cell>
          <table:table-cell office:value-type="float" office:value="30" table:style-name="ce25">
            <text:p>30</text:p>
          </table:table-cell>
          <table:table-cell office:value-type="float" office:value="450" table:style-name="ce25">
            <text:p>450</text:p>
          </table:table-cell>
          <table:table-cell office:value-type="float" office:value="256500" table:style-name="ce25">
            <text:p>256500</text:p>
          </table:table-cell>
          <table:table-cell office:value-type="float" office:value="2052" table:style-name="ce26">
            <text:p>2052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69636" table:style-name="ce18">
            <text:p>196963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1" table:style-name="ce28">
            <text:p>1681</text:p>
          </table:table-cell>
          <table:table-cell office:value-type="float" office:value="1681" table:style-name="ce28">
            <text:p>168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70" table:style-name="ce23">
            <text:p>197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87273" table:style-name="ce18">
            <text:p>188727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2" table:style-name="ce28">
            <text:p>1682</text:p>
          </table:table-cell>
          <table:table-cell office:value-type="float" office:value="1682" table:style-name="ce28">
            <text:p>168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87" table:style-name="ce23">
            <text:p>188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04909" table:style-name="ce18">
            <text:p>180490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3" table:style-name="ce28">
            <text:p>1683</text:p>
          </table:table-cell>
          <table:table-cell office:value-type="float" office:value="1683" table:style-name="ce28">
            <text:p>168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05" table:style-name="ce23">
            <text:p>180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22545" table:style-name="ce18">
            <text:p>172254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4" table:style-name="ce28">
            <text:p>1684</text:p>
          </table:table-cell>
          <table:table-cell office:value-type="float" office:value="1684" table:style-name="ce28">
            <text:p>168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23" table:style-name="ce23">
            <text:p>172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640182" table:style-name="ce18">
            <text:p>164018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5" table:style-name="ce28">
            <text:p>1685</text:p>
          </table:table-cell>
          <table:table-cell office:value-type="float" office:value="1685" table:style-name="ce28">
            <text:p>168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640" table:style-name="ce23">
            <text:p>164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557818" table:style-name="ce18">
            <text:p>155781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6" table:style-name="ce28">
            <text:p>1686</text:p>
          </table:table-cell>
          <table:table-cell office:value-type="float" office:value="1686" table:style-name="ce28">
            <text:p>168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558" table:style-name="ce23">
            <text:p>155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475455" table:style-name="ce18">
            <text:p>147545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7" table:style-name="ce28">
            <text:p>1687</text:p>
          </table:table-cell>
          <table:table-cell office:value-type="float" office:value="1687" table:style-name="ce28">
            <text:p>168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475" table:style-name="ce23">
            <text:p>147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6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393091" table:style-name="ce18">
            <text:p>139309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8" table:style-name="ce28">
            <text:p>1688</text:p>
          </table:table-cell>
          <table:table-cell office:value-type="float" office:value="1688" table:style-name="ce28">
            <text:p>168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393" table:style-name="ce23">
            <text:p>139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310727" table:style-name="ce18">
            <text:p>131072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89" table:style-name="ce28">
            <text:p>1689</text:p>
          </table:table-cell>
          <table:table-cell office:value-type="float" office:value="1689" table:style-name="ce28">
            <text:p>168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311" table:style-name="ce23">
            <text:p>131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228364" table:style-name="ce18">
            <text:p>122836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0" table:style-name="ce28">
            <text:p>1690</text:p>
          </table:table-cell>
          <table:table-cell office:value-type="float" office:value="1690" table:style-name="ce28">
            <text:p>169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228" table:style-name="ce23">
            <text:p>122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146000" table:style-name="ce18">
            <text:p>1146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1" table:style-name="ce28">
            <text:p>1691</text:p>
          </table:table-cell>
          <table:table-cell office:value-type="float" office:value="1691" table:style-name="ce28">
            <text:p>169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146" table:style-name="ce23">
            <text:p>114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063636" table:style-name="ce18">
            <text:p>106363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2" table:style-name="ce28">
            <text:p>1692</text:p>
          </table:table-cell>
          <table:table-cell office:value-type="float" office:value="1692" table:style-name="ce28">
            <text:p>169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064" table:style-name="ce23">
            <text:p>106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981273" table:style-name="ce18">
            <text:p>98127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3" table:style-name="ce28">
            <text:p>1693</text:p>
          </table:table-cell>
          <table:table-cell office:value-type="float" office:value="1693" table:style-name="ce28">
            <text:p>169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981" table:style-name="ce23">
            <text:p>98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98909" table:style-name="ce18">
            <text:p>89890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4" table:style-name="ce28">
            <text:p>1694</text:p>
          </table:table-cell>
          <table:table-cell office:value-type="float" office:value="1694" table:style-name="ce28">
            <text:p>169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99" table:style-name="ce23">
            <text:p>89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816545" table:style-name="ce18">
            <text:p>81654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5" table:style-name="ce28">
            <text:p>1695</text:p>
          </table:table-cell>
          <table:table-cell office:value-type="float" office:value="1695" table:style-name="ce28">
            <text:p>169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817" table:style-name="ce23">
            <text:p>81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734182" table:style-name="ce18">
            <text:p>73418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6" table:style-name="ce28">
            <text:p>1696</text:p>
          </table:table-cell>
          <table:table-cell office:value-type="float" office:value="1696" table:style-name="ce28">
            <text:p>169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734" table:style-name="ce23">
            <text:p>73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651818" table:style-name="ce18">
            <text:p>65181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7" table:style-name="ce28">
            <text:p>1697</text:p>
          </table:table-cell>
          <table:table-cell office:value-type="float" office:value="1697" table:style-name="ce28">
            <text:p>169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652" table:style-name="ce23">
            <text:p>65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7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569455" table:style-name="ce18">
            <text:p>56945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8" table:style-name="ce28">
            <text:p>1698</text:p>
          </table:table-cell>
          <table:table-cell office:value-type="float" office:value="1698" table:style-name="ce28">
            <text:p>169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569" table:style-name="ce23">
            <text:p>56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87091" table:style-name="ce18">
            <text:p>48709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699" table:style-name="ce28">
            <text:p>1699</text:p>
          </table:table-cell>
          <table:table-cell office:value-type="float" office:value="1699" table:style-name="ce28">
            <text:p>169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87" table:style-name="ce23">
            <text:p>48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404727" table:style-name="ce18">
            <text:p>40472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0" table:style-name="ce28">
            <text:p>1700</text:p>
          </table:table-cell>
          <table:table-cell office:value-type="float" office:value="1700" table:style-name="ce28">
            <text:p>170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405" table:style-name="ce23">
            <text:p>40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322364" table:style-name="ce18">
            <text:p>32236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1" table:style-name="ce28">
            <text:p>1701</text:p>
          </table:table-cell>
          <table:table-cell office:value-type="float" office:value="1701" table:style-name="ce28">
            <text:p>170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322" table:style-name="ce23">
            <text:p>32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Jones, E. T. 2000. England’s Icelandic Fishery in the Early Modern Period. In: England’s Sea Fisheries. The Commercial Sea Fisheries of England and Wales since 1300. D. J. Starkey, C. Reid and N. Ashcroft (Eds). London: Chatham. pp.105-110.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0000" table:style-name="ce18">
            <text:p>24000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2" table:style-name="ce28">
            <text:p>1702</text:p>
          </table:table-cell>
          <table:table-cell office:value-type="float" office:value="1702" table:style-name="ce28">
            <text:p>170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float" office:value="3" table:style-name="ce25">
            <text:p>3</text:p>
          </table:table-cell>
          <table:table-cell office:value-type="string" table:style-name="ce32">
            <text:p>NA</text:p>
          </table:table-cell>
          <table:table-cell office:value-type="float" office:value="57" table:style-name="ce25">
            <text:p>57</text:p>
          </table:table-cell>
          <table:table-cell office:value-type="float" office:value="190" table:style-name="ce25">
            <text:p>190</text:p>
          </table:table-cell>
          <table:table-cell office:value-type="float" office:value="30" table:style-name="ce25">
            <text:p>30</text:p>
          </table:table-cell>
          <table:table-cell office:value-type="float" office:value="100" table:style-name="ce33">
            <text:p>100</text:p>
          </table:table-cell>
          <table:table-cell office:value-type="float" office:value="57000" table:style-name="ce25">
            <text:p>57000</text:p>
          </table:table-cell>
          <table:table-cell office:value-type="float" office:value="240" table:style-name="ce26">
            <text:p>240</text:p>
          </table:table-cell>
          <table:table-cell office:value-type="string" table:style-name="ce24">
            <text:p>green</text:p>
          </table:table-cell>
          <table:table-cell office:value-type="string" table:style-name="ce24">
            <text:p>b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8770" table:style-name="ce18">
            <text:p>23877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3" table:style-name="ce28">
            <text:p>1703</text:p>
          </table:table-cell>
          <table:table-cell office:value-type="float" office:value="1703" table:style-name="ce28">
            <text:p>170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9" table:style-name="ce23">
            <text:p>23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7540" table:style-name="ce18">
            <text:p>2375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4" table:style-name="ce28">
            <text:p>1704</text:p>
          </table:table-cell>
          <table:table-cell office:value-type="float" office:value="1704" table:style-name="ce28">
            <text:p>170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8" table:style-name="ce23">
            <text:p>23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6310" table:style-name="ce18">
            <text:p>23631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5" table:style-name="ce28">
            <text:p>1705</text:p>
          </table:table-cell>
          <table:table-cell office:value-type="float" office:value="1705" table:style-name="ce28">
            <text:p>170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6" table:style-name="ce23">
            <text:p>23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5080" table:style-name="ce18">
            <text:p>23508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6" table:style-name="ce28">
            <text:p>1706</text:p>
          </table:table-cell>
          <table:table-cell office:value-type="float" office:value="1706" table:style-name="ce28">
            <text:p>170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5" table:style-name="ce23">
            <text:p>23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3850" table:style-name="ce18">
            <text:p>23385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7" table:style-name="ce28">
            <text:p>1707</text:p>
          </table:table-cell>
          <table:table-cell office:value-type="float" office:value="1707" table:style-name="ce28">
            <text:p>170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4" table:style-name="ce23">
            <text:p>23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8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2621" table:style-name="ce18">
            <text:p>23262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8" table:style-name="ce28">
            <text:p>1708</text:p>
          </table:table-cell>
          <table:table-cell office:value-type="float" office:value="1708" table:style-name="ce28">
            <text:p>170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3" table:style-name="ce23">
            <text:p>23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1391" table:style-name="ce18">
            <text:p>23139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09" table:style-name="ce28">
            <text:p>1709</text:p>
          </table:table-cell>
          <table:table-cell office:value-type="float" office:value="1709" table:style-name="ce28">
            <text:p>170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1" table:style-name="ce23">
            <text:p>23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0161" table:style-name="ce18">
            <text:p>23016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0" table:style-name="ce28">
            <text:p>1710</text:p>
          </table:table-cell>
          <table:table-cell office:value-type="float" office:value="1710" table:style-name="ce28">
            <text:p>171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0" table:style-name="ce23">
            <text:p>23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8931" table:style-name="ce18">
            <text:p>22893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1" table:style-name="ce28">
            <text:p>1711</text:p>
          </table:table-cell>
          <table:table-cell office:value-type="float" office:value="1711" table:style-name="ce28">
            <text:p>171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9" table:style-name="ce23">
            <text:p>22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7701" table:style-name="ce18">
            <text:p>22770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2" table:style-name="ce28">
            <text:p>1712</text:p>
          </table:table-cell>
          <table:table-cell office:value-type="float" office:value="1712" table:style-name="ce28">
            <text:p>171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8" table:style-name="ce23">
            <text:p>22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6471" table:style-name="ce18">
            <text:p>22647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3" table:style-name="ce28">
            <text:p>1713</text:p>
          </table:table-cell>
          <table:table-cell office:value-type="float" office:value="1713" table:style-name="ce28">
            <text:p>171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6" table:style-name="ce23">
            <text:p>22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5241" table:style-name="ce18">
            <text:p>22524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4" table:style-name="ce28">
            <text:p>1714</text:p>
          </table:table-cell>
          <table:table-cell office:value-type="float" office:value="1714" table:style-name="ce28">
            <text:p>171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5" table:style-name="ce23">
            <text:p>22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4011" table:style-name="ce18">
            <text:p>22401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5" table:style-name="ce28">
            <text:p>1715</text:p>
          </table:table-cell>
          <table:table-cell office:value-type="float" office:value="1715" table:style-name="ce28">
            <text:p>171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4" table:style-name="ce23">
            <text:p>22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2781" table:style-name="ce18">
            <text:p>22278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6" table:style-name="ce28">
            <text:p>1716</text:p>
          </table:table-cell>
          <table:table-cell office:value-type="float" office:value="1716" table:style-name="ce28">
            <text:p>171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3" table:style-name="ce23">
            <text:p>22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1551" table:style-name="ce18">
            <text:p>22155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7" table:style-name="ce28">
            <text:p>1717</text:p>
          </table:table-cell>
          <table:table-cell office:value-type="float" office:value="1717" table:style-name="ce28">
            <text:p>171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2" table:style-name="ce23">
            <text:p>22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19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0321" table:style-name="ce18">
            <text:p>22032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8" table:style-name="ce28">
            <text:p>1718</text:p>
          </table:table-cell>
          <table:table-cell office:value-type="float" office:value="1718" table:style-name="ce28">
            <text:p>171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0" table:style-name="ce23">
            <text:p>22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9091" table:style-name="ce18">
            <text:p>21909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19" table:style-name="ce28">
            <text:p>1719</text:p>
          </table:table-cell>
          <table:table-cell office:value-type="float" office:value="1719" table:style-name="ce28">
            <text:p>171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9" table:style-name="ce23">
            <text:p>21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7862" table:style-name="ce18">
            <text:p>21786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0" table:style-name="ce28">
            <text:p>1720</text:p>
          </table:table-cell>
          <table:table-cell office:value-type="float" office:value="1720" table:style-name="ce28">
            <text:p>172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8" table:style-name="ce23">
            <text:p>21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6632" table:style-name="ce18">
            <text:p>21663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1" table:style-name="ce28">
            <text:p>1721</text:p>
          </table:table-cell>
          <table:table-cell office:value-type="float" office:value="1721" table:style-name="ce28">
            <text:p>172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7" table:style-name="ce23">
            <text:p>21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5402" table:style-name="ce18">
            <text:p>21540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2" table:style-name="ce28">
            <text:p>1722</text:p>
          </table:table-cell>
          <table:table-cell office:value-type="float" office:value="1722" table:style-name="ce28">
            <text:p>172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5" table:style-name="ce23">
            <text:p>21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4172" table:style-name="ce18">
            <text:p>21417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3" table:style-name="ce28">
            <text:p>1723</text:p>
          </table:table-cell>
          <table:table-cell office:value-type="float" office:value="1723" table:style-name="ce28">
            <text:p>172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4" table:style-name="ce23">
            <text:p>21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2942" table:style-name="ce18">
            <text:p>21294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4" table:style-name="ce28">
            <text:p>1724</text:p>
          </table:table-cell>
          <table:table-cell office:value-type="float" office:value="1724" table:style-name="ce28">
            <text:p>172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3" table:style-name="ce23">
            <text:p>21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1712" table:style-name="ce18">
            <text:p>21171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5" table:style-name="ce28">
            <text:p>1725</text:p>
          </table:table-cell>
          <table:table-cell office:value-type="float" office:value="1725" table:style-name="ce28">
            <text:p>172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2" table:style-name="ce23">
            <text:p>21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0482" table:style-name="ce18">
            <text:p>21048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6" table:style-name="ce28">
            <text:p>1726</text:p>
          </table:table-cell>
          <table:table-cell office:value-type="float" office:value="1726" table:style-name="ce28">
            <text:p>172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0" table:style-name="ce23">
            <text:p>21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9252" table:style-name="ce18">
            <text:p>20925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7" table:style-name="ce28">
            <text:p>1727</text:p>
          </table:table-cell>
          <table:table-cell office:value-type="float" office:value="1727" table:style-name="ce28">
            <text:p>172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9" table:style-name="ce23">
            <text:p>20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0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8022" table:style-name="ce18">
            <text:p>20802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8" table:style-name="ce28">
            <text:p>1728</text:p>
          </table:table-cell>
          <table:table-cell office:value-type="float" office:value="1728" table:style-name="ce28">
            <text:p>172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8" table:style-name="ce23">
            <text:p>20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6792" table:style-name="ce18">
            <text:p>20679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29" table:style-name="ce28">
            <text:p>1729</text:p>
          </table:table-cell>
          <table:table-cell office:value-type="float" office:value="1729" table:style-name="ce28">
            <text:p>172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7" table:style-name="ce23">
            <text:p>20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5562" table:style-name="ce18">
            <text:p>20556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0" table:style-name="ce28">
            <text:p>1730</text:p>
          </table:table-cell>
          <table:table-cell office:value-type="float" office:value="1730" table:style-name="ce28">
            <text:p>173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6" table:style-name="ce23">
            <text:p>20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4332" table:style-name="ce18">
            <text:p>20433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1" table:style-name="ce28">
            <text:p>1731</text:p>
          </table:table-cell>
          <table:table-cell office:value-type="float" office:value="1731" table:style-name="ce28">
            <text:p>173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4" table:style-name="ce23">
            <text:p>20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3103" table:style-name="ce18">
            <text:p>20310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2" table:style-name="ce28">
            <text:p>1732</text:p>
          </table:table-cell>
          <table:table-cell office:value-type="float" office:value="1732" table:style-name="ce28">
            <text:p>173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3" table:style-name="ce23">
            <text:p>20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1873" table:style-name="ce18">
            <text:p>20187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3" table:style-name="ce28">
            <text:p>1733</text:p>
          </table:table-cell>
          <table:table-cell office:value-type="float" office:value="1733" table:style-name="ce28">
            <text:p>173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2" table:style-name="ce23">
            <text:p>20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5172" table:style-name="ce18">
            <text:p>22517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4" table:style-name="ce28">
            <text:p>1734</text:p>
          </table:table-cell>
          <table:table-cell office:value-type="float" office:value="1734" table:style-name="ce28">
            <text:p>173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5" table:style-name="ce23">
            <text:p>22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7140" table:style-name="ce18">
            <text:p>2071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5" table:style-name="ce28">
            <text:p>1735</text:p>
          </table:table-cell>
          <table:table-cell office:value-type="float" office:value="1735" table:style-name="ce28">
            <text:p>173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7" table:style-name="ce23">
            <text:p>20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3642" table:style-name="ce18">
            <text:p>21364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6" table:style-name="ce28">
            <text:p>1736</text:p>
          </table:table-cell>
          <table:table-cell office:value-type="float" office:value="1736" table:style-name="ce28">
            <text:p>173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4" table:style-name="ce23">
            <text:p>21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4740" table:style-name="ce18">
            <text:p>20474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7" table:style-name="ce28">
            <text:p>1737</text:p>
          </table:table-cell>
          <table:table-cell office:value-type="float" office:value="1737" table:style-name="ce28">
            <text:p>173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5" table:style-name="ce23">
            <text:p>20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1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5868" table:style-name="ce18">
            <text:p>22586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8" table:style-name="ce28">
            <text:p>1738</text:p>
          </table:table-cell>
          <table:table-cell office:value-type="float" office:value="1738" table:style-name="ce28">
            <text:p>173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6" table:style-name="ce23">
            <text:p>22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5358" table:style-name="ce18">
            <text:p>23535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39" table:style-name="ce28">
            <text:p>1739</text:p>
          </table:table-cell>
          <table:table-cell office:value-type="float" office:value="1739" table:style-name="ce28">
            <text:p>173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5" table:style-name="ce23">
            <text:p>23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1789" table:style-name="ce18">
            <text:p>22178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0" table:style-name="ce28">
            <text:p>1740</text:p>
          </table:table-cell>
          <table:table-cell office:value-type="float" office:value="1740" table:style-name="ce28">
            <text:p>174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2" table:style-name="ce23">
            <text:p>22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7818" table:style-name="ce18">
            <text:p>21781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1" table:style-name="ce28">
            <text:p>1741</text:p>
          </table:table-cell>
          <table:table-cell office:value-type="float" office:value="1741" table:style-name="ce28">
            <text:p>174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8" table:style-name="ce23">
            <text:p>21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8328" table:style-name="ce18">
            <text:p>22832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2" table:style-name="ce28">
            <text:p>1742</text:p>
          </table:table-cell>
          <table:table-cell office:value-type="float" office:value="1742" table:style-name="ce28">
            <text:p>174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8" table:style-name="ce23">
            <text:p>22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22305" table:style-name="ce18">
            <text:p>22230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3" table:style-name="ce28">
            <text:p>1743</text:p>
          </table:table-cell>
          <table:table-cell office:value-type="float" office:value="1743" table:style-name="ce28">
            <text:p>174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2" table:style-name="ce23">
            <text:p>22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8777" table:style-name="ce18">
            <text:p>21877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4" table:style-name="ce28">
            <text:p>1744</text:p>
          </table:table-cell>
          <table:table-cell office:value-type="float" office:value="1744" table:style-name="ce28">
            <text:p>174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9" table:style-name="ce23">
            <text:p>21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5250" table:style-name="ce18">
            <text:p>21525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5" table:style-name="ce28">
            <text:p>1745</text:p>
          </table:table-cell>
          <table:table-cell office:value-type="float" office:value="1745" table:style-name="ce28">
            <text:p>174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5" table:style-name="ce23">
            <text:p>21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1723" table:style-name="ce18">
            <text:p>21172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6" table:style-name="ce28">
            <text:p>1746</text:p>
          </table:table-cell>
          <table:table-cell office:value-type="float" office:value="1746" table:style-name="ce28">
            <text:p>174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2" table:style-name="ce23">
            <text:p>21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8207" table:style-name="ce18">
            <text:p>20820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7" table:style-name="ce28">
            <text:p>1747</text:p>
          </table:table-cell>
          <table:table-cell office:value-type="float" office:value="1747" table:style-name="ce28">
            <text:p>174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8" table:style-name="ce23">
            <text:p>20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2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4704" table:style-name="ce18">
            <text:p>20470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8" table:style-name="ce28">
            <text:p>1748</text:p>
          </table:table-cell>
          <table:table-cell office:value-type="float" office:value="1748" table:style-name="ce28">
            <text:p>174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5" table:style-name="ce23">
            <text:p>20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1201" table:style-name="ce18">
            <text:p>20120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49" table:style-name="ce28">
            <text:p>1749</text:p>
          </table:table-cell>
          <table:table-cell office:value-type="float" office:value="1749" table:style-name="ce28">
            <text:p>174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1" table:style-name="ce23">
            <text:p>20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7697" table:style-name="ce18">
            <text:p>19769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0" table:style-name="ce28">
            <text:p>1750</text:p>
          </table:table-cell>
          <table:table-cell office:value-type="float" office:value="1750" table:style-name="ce28">
            <text:p>175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8" table:style-name="ce23">
            <text:p>19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4206" table:style-name="ce18">
            <text:p>19420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1" table:style-name="ce28">
            <text:p>1751</text:p>
          </table:table-cell>
          <table:table-cell office:value-type="float" office:value="1751" table:style-name="ce28">
            <text:p>175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4" table:style-name="ce23">
            <text:p>19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0667" table:style-name="ce18">
            <text:p>19066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2" table:style-name="ce28">
            <text:p>1752</text:p>
          </table:table-cell>
          <table:table-cell office:value-type="float" office:value="1752" table:style-name="ce28">
            <text:p>175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1" table:style-name="ce23">
            <text:p>19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7176" table:style-name="ce18">
            <text:p>18717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3" table:style-name="ce28">
            <text:p>1753</text:p>
          </table:table-cell>
          <table:table-cell office:value-type="float" office:value="1753" table:style-name="ce28">
            <text:p>175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7" table:style-name="ce23">
            <text:p>18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4452" table:style-name="ce18">
            <text:p>18445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4" table:style-name="ce28">
            <text:p>1754</text:p>
          </table:table-cell>
          <table:table-cell office:value-type="float" office:value="1754" table:style-name="ce28">
            <text:p>175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4" table:style-name="ce23">
            <text:p>18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1777" table:style-name="ce18">
            <text:p>18177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5" table:style-name="ce28">
            <text:p>1755</text:p>
          </table:table-cell>
          <table:table-cell office:value-type="float" office:value="1755" table:style-name="ce28">
            <text:p>175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2" table:style-name="ce23">
            <text:p>18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9137" table:style-name="ce18">
            <text:p>17913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6" table:style-name="ce28">
            <text:p>1756</text:p>
          </table:table-cell>
          <table:table-cell office:value-type="float" office:value="1756" table:style-name="ce28">
            <text:p>175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9" table:style-name="ce23">
            <text:p>179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6558" table:style-name="ce18">
            <text:p>17655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7" table:style-name="ce28">
            <text:p>1757</text:p>
          </table:table-cell>
          <table:table-cell office:value-type="float" office:value="1757" table:style-name="ce28">
            <text:p>175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7" table:style-name="ce23">
            <text:p>17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3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4014" table:style-name="ce18">
            <text:p>17401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8" table:style-name="ce28">
            <text:p>1758</text:p>
          </table:table-cell>
          <table:table-cell office:value-type="float" office:value="1758" table:style-name="ce28">
            <text:p>175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4" table:style-name="ce23">
            <text:p>17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1387" table:style-name="ce18">
            <text:p>17138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59" table:style-name="ce28">
            <text:p>1759</text:p>
          </table:table-cell>
          <table:table-cell office:value-type="float" office:value="1759" table:style-name="ce28">
            <text:p>175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1" table:style-name="ce23">
            <text:p>17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1711" table:style-name="ce18">
            <text:p>21171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0" table:style-name="ce28">
            <text:p>1760</text:p>
          </table:table-cell>
          <table:table-cell office:value-type="float" office:value="1760" table:style-name="ce28">
            <text:p>176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2" table:style-name="ce23">
            <text:p>21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76942" table:style-name="ce18">
            <text:p>17694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1" table:style-name="ce28">
            <text:p>1761</text:p>
          </table:table-cell>
          <table:table-cell office:value-type="float" office:value="1761" table:style-name="ce28">
            <text:p>176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77" table:style-name="ce23">
            <text:p>17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83516" table:style-name="ce18">
            <text:p>18351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2" table:style-name="ce28">
            <text:p>1762</text:p>
          </table:table-cell>
          <table:table-cell office:value-type="float" office:value="1762" table:style-name="ce28">
            <text:p>176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84" table:style-name="ce23">
            <text:p>18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0451" table:style-name="ce18">
            <text:p>21045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3" table:style-name="ce28">
            <text:p>1763</text:p>
          </table:table-cell>
          <table:table-cell office:value-type="float" office:value="1763" table:style-name="ce28">
            <text:p>176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0" table:style-name="ce23">
            <text:p>21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9845" table:style-name="ce18">
            <text:p>21984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4" table:style-name="ce28">
            <text:p>1764</text:p>
          </table:table-cell>
          <table:table-cell office:value-type="float" office:value="1764" table:style-name="ce28">
            <text:p>176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20" table:style-name="ce23">
            <text:p>22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7746" table:style-name="ce18">
            <text:p>23774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5" table:style-name="ce28">
            <text:p>1765</text:p>
          </table:table-cell>
          <table:table-cell office:value-type="float" office:value="1765" table:style-name="ce28">
            <text:p>176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8" table:style-name="ce23">
            <text:p>23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72587" table:style-name="ce18">
            <text:p>27258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6" table:style-name="ce28">
            <text:p>1766</text:p>
          </table:table-cell>
          <table:table-cell office:value-type="float" office:value="1766" table:style-name="ce28">
            <text:p>176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73" table:style-name="ce23">
            <text:p>27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6564" table:style-name="ce18">
            <text:p>24656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7" table:style-name="ce28">
            <text:p>1767</text:p>
          </table:table-cell>
          <table:table-cell office:value-type="float" office:value="1767" table:style-name="ce28">
            <text:p>176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7" table:style-name="ce23">
            <text:p>24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4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8129" table:style-name="ce18">
            <text:p>21812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8" table:style-name="ce28">
            <text:p>1768</text:p>
          </table:table-cell>
          <table:table-cell office:value-type="float" office:value="1768" table:style-name="ce28">
            <text:p>176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8" table:style-name="ce23">
            <text:p>21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6612" table:style-name="ce18">
            <text:p>24661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69" table:style-name="ce28">
            <text:p>1769</text:p>
          </table:table-cell>
          <table:table-cell office:value-type="float" office:value="1769" table:style-name="ce28">
            <text:p>176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7" table:style-name="ce23">
            <text:p>24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0115" table:style-name="ce18">
            <text:p>230115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0" table:style-name="ce28">
            <text:p>1770</text:p>
          </table:table-cell>
          <table:table-cell office:value-type="float" office:value="1770" table:style-name="ce28">
            <text:p>177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0" table:style-name="ce23">
            <text:p>230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7224" table:style-name="ce18">
            <text:p>24722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1" table:style-name="ce28">
            <text:p>1771</text:p>
          </table:table-cell>
          <table:table-cell office:value-type="float" office:value="1771" table:style-name="ce28">
            <text:p>177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7" table:style-name="ce23">
            <text:p>24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66660" table:style-name="ce18">
            <text:p>26666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2" table:style-name="ce28">
            <text:p>1772</text:p>
          </table:table-cell>
          <table:table-cell office:value-type="float" office:value="1772" table:style-name="ce28">
            <text:p>177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67" table:style-name="ce23">
            <text:p>26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74698" table:style-name="ce18">
            <text:p>27469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3" table:style-name="ce28">
            <text:p>1773</text:p>
          </table:table-cell>
          <table:table-cell office:value-type="float" office:value="1773" table:style-name="ce28">
            <text:p>177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75" table:style-name="ce23">
            <text:p>27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71063" table:style-name="ce18">
            <text:p>27106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4" table:style-name="ce28">
            <text:p>1774</text:p>
          </table:table-cell>
          <table:table-cell office:value-type="float" office:value="1774" table:style-name="ce28">
            <text:p>177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71" table:style-name="ce23">
            <text:p>27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3253" table:style-name="ce18">
            <text:p>243253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5" table:style-name="ce28">
            <text:p>1775</text:p>
          </table:table-cell>
          <table:table-cell office:value-type="float" office:value="1775" table:style-name="ce28">
            <text:p>177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3" table:style-name="ce23">
            <text:p>24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2317" table:style-name="ce18">
            <text:p>24231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6" table:style-name="ce28">
            <text:p>1776</text:p>
          </table:table-cell>
          <table:table-cell office:value-type="float" office:value="1776" table:style-name="ce28">
            <text:p>177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2" table:style-name="ce23">
            <text:p>24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1549" table:style-name="ce18">
            <text:p>24154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7" table:style-name="ce28">
            <text:p>1777</text:p>
          </table:table-cell>
          <table:table-cell office:value-type="float" office:value="1777" table:style-name="ce28">
            <text:p>177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2" table:style-name="ce23">
            <text:p>24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5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53079" table:style-name="ce18">
            <text:p>25307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8" table:style-name="ce28">
            <text:p>1778</text:p>
          </table:table-cell>
          <table:table-cell office:value-type="float" office:value="1778" table:style-name="ce28">
            <text:p>177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53" table:style-name="ce23">
            <text:p>25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50679" table:style-name="ce18">
            <text:p>250679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79" table:style-name="ce28">
            <text:p>1779</text:p>
          </table:table-cell>
          <table:table-cell office:value-type="float" office:value="1779" table:style-name="ce28">
            <text:p>177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51" table:style-name="ce23">
            <text:p>25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193126" table:style-name="ce18">
            <text:p>19312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0" table:style-name="ce28">
            <text:p>1780</text:p>
          </table:table-cell>
          <table:table-cell office:value-type="float" office:value="1780" table:style-name="ce28">
            <text:p>178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193" table:style-name="ce23">
            <text:p>193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2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6210" table:style-name="ce18">
            <text:p>236210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1" table:style-name="ce28">
            <text:p>1781</text:p>
          </table:table-cell>
          <table:table-cell office:value-type="float" office:value="1781" table:style-name="ce28">
            <text:p>1781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6" table:style-name="ce23">
            <text:p>23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3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0907" table:style-name="ce18">
            <text:p>23090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2" table:style-name="ce28">
            <text:p>1782</text:p>
          </table:table-cell>
          <table:table-cell office:value-type="float" office:value="1782" table:style-name="ce28">
            <text:p>1782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1" table:style-name="ce23">
            <text:p>231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4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44572" table:style-name="ce18">
            <text:p>244572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3" table:style-name="ce28">
            <text:p>1783</text:p>
          </table:table-cell>
          <table:table-cell office:value-type="float" office:value="1783" table:style-name="ce28">
            <text:p>1783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45" table:style-name="ce23">
            <text:p>245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5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6498" table:style-name="ce18">
            <text:p>21649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4" table:style-name="ce28">
            <text:p>1784</text:p>
          </table:table-cell>
          <table:table-cell office:value-type="float" office:value="1784" table:style-name="ce28">
            <text:p>1784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6" table:style-name="ce23">
            <text:p>21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6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13906" table:style-name="ce18">
            <text:p>213906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5" table:style-name="ce28">
            <text:p>1785</text:p>
          </table:table-cell>
          <table:table-cell office:value-type="float" office:value="1785" table:style-name="ce28">
            <text:p>1785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14" table:style-name="ce23">
            <text:p>214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7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8231" table:style-name="ce18">
            <text:p>208231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6" table:style-name="ce28">
            <text:p>1786</text:p>
          </table:table-cell>
          <table:table-cell office:value-type="float" office:value="1786" table:style-name="ce28">
            <text:p>1786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8" table:style-name="ce23">
            <text:p>20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8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7188" table:style-name="ce18">
            <text:p>20718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7" table:style-name="ce28">
            <text:p>1787</text:p>
          </table:table-cell>
          <table:table-cell office:value-type="float" office:value="1787" table:style-name="ce28">
            <text:p>1787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7" table:style-name="ce23">
            <text:p>207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69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6168" table:style-name="ce18">
            <text:p>206168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8" table:style-name="ce28">
            <text:p>1788</text:p>
          </table:table-cell>
          <table:table-cell office:value-type="float" office:value="1788" table:style-name="ce28">
            <text:p>1788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6" table:style-name="ce23">
            <text:p>206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70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38334" table:style-name="ce18">
            <text:p>238334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89" table:style-name="ce28">
            <text:p>1789</text:p>
          </table:table-cell>
          <table:table-cell office:value-type="float" office:value="1789" table:style-name="ce28">
            <text:p>1789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38" table:style-name="ce23">
            <text:p>238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style-name="ro1">
          <table:table-cell office:value-type="string" table:style-name="ce18">
            <text:p>TCD_Norfish_EngNeaHolNicCod_271</text:p>
          </table:table-cell>
          <table:table-cell office:value-type="string" table:style-name="ce18">
            <text:p>Dataset</text:p>
          </table:table-cell>
          <table:table-cell office:value-type="string" table:style-name="ce29">
            <text:p>2021-03-01</text:p>
          </table:table-cell>
          <table:table-cell office:value-type="string" table:style-name="ce18">
            <text:p>http://creativecommons.org/licenses/by/4.0/legalcode</text:p>
          </table:table-cell>
          <table:table-cell office:value-type="string" table:style-name="ce18">
            <text:p>Holm, P. and Nicholls, J. 2021. Norfish: English North East Atlantic Cod Fishery 1520-1790. Dublin: TCD</text:p>
          </table:table-cell>
          <table:table-cell office:value-type="string" table:style-name="ce18">
            <text:p>http://www.vliz.be/imis?module=project&amp;proid=5064</text:p>
          </table:table-cell>
          <table:table-cell office:value-type="string" table:style-name="ce18">
            <text:p>TCD</text:p>
          </table:table-cell>
          <table:table-cell office:value-type="string" table:style-name="ce18">
            <text:p>Norfish</text:p>
          </table:table-cell>
          <table:table-cell office:value-type="string" table:style-name="ce18">
            <text:p>English North East Atlantic Cod Fishery 1520-1790</text:p>
          </table:table-cell>
          <table:table-cell office:value-type="string" table:style-name="ce18">
            <text:p>HumanObservation</text:p>
          </table:table-cell>
          <table:table-cell office:value-type="string" table:style-name="ce19">
            <text:p>Sources: Nicholls, John., Allaire, Bernard and Holm, Poul. 2021. The Capacity Trend Method: A new approach for enumerating the Newfoundland cod fisheries (1675–1790). Historical Methods: A Journal of Quantitative and Interdisciplinary History. DOI: 10.1080/01615440.2020.1853643</text:p>
          </table:table-cell>
          <table:table-cell office:value-type="string" table:style-name="ce18">
            <text:p>EngNeaHolNicCod</text:p>
          </table:table-cell>
          <table:table-cell office:value-type="string" table:style-name="ce18">
            <text:p>Fishing took place around the coast of Iceland, in the Icelandic Sea and into the North Sea</text:p>
          </table:table-cell>
          <table:table-cell office:value-type="string" table:style-name="ce18">
            <text:p>Poul Holm | John Nicholls</text:p>
          </table:table-cell>
          <table:table-cell office:value-type="float" office:value="202377" table:style-name="ce18">
            <text:p>202377</text:p>
          </table:table-cell>
          <table:table-cell office:value-type="string" table:style-name="ce18">
            <text:p>biomass in kilograms (kg)</text:p>
          </table:table-cell>
          <table:table-cell office:value-type="string" table:style-name="ce18">
            <text:p>present</text:p>
          </table:table-cell>
          <table:table-cell office:value-type="float" office:value="1790" table:style-name="ce28">
            <text:p>1790</text:p>
          </table:table-cell>
          <table:table-cell office:value-type="float" office:value="1790" table:style-name="ce28">
            <text:p>1790</text:p>
          </table:table-cell>
          <table:table-cell office:value-type="string" table:style-name="ce18">
            <text:p>http://marineregions.org/mrgid/8535</text:p>
          </table:table-cell>
          <table:table-cell office:value-type="string" table:style-name="ce18">
            <text:p>Iceland coast and Icelandic Sea and North Sea</text:p>
          </table:table-cell>
          <table:table-cell office:value-type="string" table:style-name="ce18">
            <text:p>MRGID</text:p>
          </table:table-cell>
          <table:table-cell office:value-type="string" table:style-name="ce18">
            <text:p>NOAA described Large Marine Ecosystem</text:p>
          </table:table-cell>
          <table:table-cell office:value-type="float" office:value="66.570459999999997" table:style-name="ce18">
            <text:p>66.57046</text:p>
          </table:table-cell>
          <table:table-cell office:value-type="float" office:value="-15.5671" table:style-name="ce18">
            <text:p>-15.5671</text:p>
          </table:table-cell>
          <table:table-cell office:value-type="float" office:value="530259" table:style-name="ce18">
            <text:p>530259</text:p>
          </table:table-cell>
          <table:table-cell office:value-type="string" table:style-name="ce18">
            <text:p>59: Iceland Shelf and Sea; 22: North Sea</text:p>
          </table:table-cell>
          <table:table-cell office:value-type="string" table:style-name="ce18">
            <text:p>urn:lsid:marinespecies.org:taxname:126436</text:p>
          </table:table-cell>
          <table:table-cell office:value-type="string" table:style-name="ce18">
            <text:p>Gadus morhua</text:p>
          </table:table-cell>
          <table:table-cell office:value-type="string" table:style-name="ce18">
            <text:p>Animalia</text:p>
          </table:table-cell>
          <table:table-cell office:value-type="string" table:style-name="ce18">
            <text:p>species</text:p>
          </table:table-cell>
          <table:table-cell office:value-type="string" table:style-name="ce18">
            <text:p>Linnaeus, 1758 </text:p>
          </table:table-cell>
          <table:table-cell office:value-type="string" table:style-name="ce18">
            <text:p>cod</text:p>
          </table:table-cell>
          <table:table-cell office:value-type="string" table:style-name="ce21">
            <text:p>Common name used was cod - often simply referred to as stockfish, dry, fresh or green fish</text:p>
          </table:table-cell>
          <table:table-cell table:style-name="ce22"/>
          <table:table-cell office:value-type="string" table:style-name="ce18">
            <text:p>Average weight per vessel (mean tonnage) = 57 metric tonnes; Average crew per vessel = 30 fishers; Average cod (typically 5 to 12 Kg) = 8 Kg; 1200 cod = 4 metric tonnes (Jones 2000)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NA</text:p>
          </table:table-cell>
          <table:table-cell office:value-type="float" office:value="202" table:style-name="ce23">
            <text:p>202</text:p>
          </table:table-cell>
          <table:table-cell office:value-type="string" table:style-name="ce24">
            <text:p>red</text:p>
          </table:table-cell>
          <table:table-cell office:value-type="string" table:style-name="ce24">
            <text:p>c</text:p>
          </table:table-cell>
          <table:table-cell table:number-columns-repeated="16338"/>
        </table:table-row>
        <table:table-row table:number-rows-repeated="1048304" table:style-name="ro1">
          <table:table-cell table:number-columns-repeated="16384"/>
        </table:table-row>
      </table:table>
      <table:table table:name="codes" table:style-name="ta2"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81" table:default-cell-style-name="ce1"/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2">
            <text:p>Traffic Light System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3">
            <text:p>Traffic Light</text:p>
          </table:table-cell>
          <table:table-cell office:value-type="string" table:style-name="ce4">
            <text:p>Explanation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5">
            <text:p>green</text:p>
          </table:table-cell>
          <table:table-cell office:value-type="string" table:style-name="ce6">
            <text:p>Given values with minimal conversion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7">
            <text:p>amber</text:p>
          </table:table-cell>
          <table:table-cell office:value-type="string" table:style-name="ce6">
            <text:p>Calculated values based on some given data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8">
            <text:p>red</text:p>
          </table:table-cell>
          <table:table-cell office:value-type="string" table:style-name="ce13">
            <text:p>Calculated values based on Capacity Trended values derived from Icelandic cod fishery values</text:p>
          </table:table-cell>
          <table:table-cell table:number-columns-repeated="16381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style-name="ro3">
          <table:table-cell/>
          <table:table-cell office:value-type="string" table:style-name="ce2">
            <text:p>Codes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3">
            <text:p>Codes</text:p>
          </table:table-cell>
          <table:table-cell office:value-type="string" table:style-name="ce10">
            <text:p>Explanation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11">
            <text:p>a</text:p>
          </table:table-cell>
          <table:table-cell office:value-type="string" table:style-name="ce12">
            <text:p>Assumed value based on given 1528 value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11">
            <text:p>b</text:p>
          </table:table-cell>
          <table:table-cell office:value-type="string" table:style-name="ce12">
            <text:p>Given values based on numbers of vessels and crew figures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11">
            <text:p>c</text:p>
          </table:table-cell>
          <table:table-cell office:value-type="string" table:style-name="ce12">
            <text:p>Values calculated using the Capacity Trend method based on Icelandic cod fishery valu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0" draw:style-name="a3" draw:name="Chart 1" svg:x="0in" svg:y="0in" svg:width="7.5in" svg:height="4.34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2" table:style-name="ro2">
          <table:table-cell table:number-columns-repeated="16384"/>
        </table:table-row>
        <table:named-expressions>
          <table:named-range table:name="_Hlk38008157" table:cell-range-address="codes.$B$9" table:base-cell-address="codes.$A$1"/>
          <table:named-expression table:name="_Toc65584489" table:expression="of:=[codes.#REF!]" table:base-cell-address="DwC_English_NEA_Cod_1520-179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Poul Holm</meta:initial-creator>
    <dc:creator>John Nicholls</dc:creator>
    <meta:creation-date>2018-06-13T04:21:51Z</meta:creation-date>
    <dc:date>2021-07-07T12:46:22Z</dc:date>
    <meta:user-defined meta:name="WorkbookGuid">dc43d8b5-e678-435f-b931-7ad0f54db0ca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2.75pt" svg:width="540.0pt" chart:style-name="Crt0">
        <chart:title chart:style-name="CT00">
          <text:p text:style-name="a0" text:class-names="" text:cond-style-name="">English North East Atlantic Cod Fishery<text:line-break/>Catch in metric tonnes</text:p>
        </chart:title>
        <chart:plot-area chart:style-name="Plt0">
          <chart:axis chart:dimension="x" chart:name="primary-x" chart:style-name="Axs0">
            <chart:categories table:cell-range-address="DwC_English_NEA_Cod_1520-1790.$S$2:.$S$277"/>
          </chart:axis>
          <chart:axis chart:dimension="y" chart:name="primary-y" chart:style-name="Axs1">
            <chart:grid chart:class="major" chart:style-name="GMa1"/>
          </chart:axis>
          <chart:series chart:label-cell-address="DwC_English_NEA_Cod_1520-1790.$AR$1" chart:values-cell-range-address="DwC_English_NEA_Cod_1520-1790.$AR$2:.$AR$277" chart:class="chart:line" chart:attached-axis="primary-y" chart:style-name="G0S0">
            <chart:data-point chart:repeated="27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